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gandgroup" table:style-name="ta1">
        <table:table-column table:style-name="co1" table:number-columns-repeated="16384" table:default-cell-style-name="ce1"/>
        <table:table-row table:style-name="ro1"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79" table:style-name="ce1">
            <text:p>79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2" table:style-name="ce1">
            <text:p>122</text:p>
          </table:table-cell>
          <table:table-cell office:value-type="float" office:value="84" table:style-name="ce1">
            <text:p>84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78" table:style-name="ce1">
            <text:p>178</text:p>
          </table:table-cell>
          <table:table-cell office:value-type="float" office:value="139" table:style-name="ce1">
            <text:p>139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3" table:style-name="ce1">
            <text:p>153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55" table:style-name="ce1">
            <text:p>155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57" table:style-name="ce1">
            <text:p>157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60" table:style-name="ce1">
            <text:p>160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67" table:style-name="ce1">
            <text:p>167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72" table:style-name="ce1">
            <text:p>172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74" table:style-name="ce1">
            <text:p>174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76" table:style-name="ce1">
            <text:p>176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77" table:style-name="ce1">
            <text:p>177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80" table:style-name="ce1">
            <text:p>180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81" table:style-name="ce1">
            <text:p>18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85" table:style-name="ce1">
            <text:p>185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52" table:style-name="ce1">
            <text:p>25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53" table:style-name="ce1">
            <text:p>25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55" table:style-name="ce1">
            <text:p>255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number_of_transition_steps" table:style-name="ta1">
        <table:table-column table:style-name="co1" table:number-columns-repeated="2" table:default-cell-style-name="ce2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nitial<text:s/></text:p>
          </table:table-cell>
          <table:table-cell office:value-type="string" table:style-name="ce2">
            <text:p>end</text:p>
          </table:table-cell>
          <table:table-cell office:value-type="string" table:style-name="ce1">
            <text:p>number of transition steps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B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D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D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number-rows-repeated="1048533" table:style-name="ro1">
          <table:table-cell table:number-columns-repeated="16384"/>
        </table:table-row>
      </table:table>
      <table:table table:name="calculated_and_experimental_ddG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#LigandID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standard deviation of calculated</text:p>
          </table:table-cell>
          <table:table-cell office:value-type="string" table:style-name="ce1">
            <text:p>experimental</text:p>
          </table:table-cell>
          <table:table-cell table:style-name="ce1"/>
          <table:table-cell office:value-type="string" table:style-name="ce1">
            <text:p>all units are kca/m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S_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9348789399999999" table:style-name="ce1">
            <text:p>-0.69348789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9</text:p>
          </table:table-cell>
          <table:table-cell office:value-type="float" office:value="0.24381207399999999" table:style-name="ce1">
            <text:p>0.243812074</text:p>
          </table:table-cell>
          <table:table-cell office:value-type="float" office:value="4.9827727490997897E-2" table:style-name="ce1">
            <text:p>0.049827727</text:p>
          </table:table-cell>
          <table:table-cell office:value-type="float" office:value="-1.1641865410000001" table:style-name="ce1">
            <text:p>-1.164186541</text:p>
          </table:table-cell>
          <table:table-cell table:style-name="ce1"/>
          <table:table-cell office:value-type="string" table:style-name="ce1">
            <text:p>calculated ddG values were referenced to ligand CatS_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S_29</text:p>
          </table:table-cell>
          <table:table-cell office:value-type="float" office:value="0.42273032199999999" table:style-name="ce1">
            <text:p>0.422730322</text:p>
          </table:table-cell>
          <table:table-cell office:value-type="float" office:value="9.0284852583187997E-2" table:style-name="ce1">
            <text:p>0.090284853</text:p>
          </table:table-cell>
          <table:table-cell office:value-type="float" office:value="-1.452726655" table:style-name="ce1">
            <text:p>-1.45272665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30</text:p>
          </table:table-cell>
          <table:table-cell office:value-type="float" office:value="-5.1964206999999998E-2" table:style-name="ce1">
            <text:p>-0.051964207</text:p>
          </table:table-cell>
          <table:table-cell office:value-type="float" office:value="6.2130879902295301E-2" table:style-name="ce1">
            <text:p>0.06213088</text:p>
          </table:table-cell>
          <table:table-cell office:value-type="float" office:value="-1.1233340679999999" table:style-name="ce1">
            <text:p>-1.123334068</text:p>
          </table:table-cell>
          <table:table-cell table:style-name="ce1"/>
          <table:table-cell office:value-type="string" table:style-name="ce1">
            <text:p>experimental values were converted from IC50 using dG=RTln(IC5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S_52</text:p>
          </table:table-cell>
          <table:table-cell office:value-type="float" office:value="0.46158870499999999" table:style-name="ce1">
            <text:p>0.461588705</text:p>
          </table:table-cell>
          <table:table-cell office:value-type="float" office:value="0.12146379837551199" table:style-name="ce1">
            <text:p>0.121463798</text:p>
          </table:table-cell>
          <table:table-cell office:value-type="float" office:value="-0.63879125000000003" table:style-name="ce1">
            <text:p>-0.638791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76</text:p>
          </table:table-cell>
          <table:table-cell office:value-type="float" office:value="0.50635781300000005" table:style-name="ce1">
            <text:p>0.506357813</text:p>
          </table:table-cell>
          <table:table-cell office:value-type="float" office:value="0.10882293176552001" table:style-name="ce1">
            <text:p>0.108822932</text:p>
          </table:table-cell>
          <table:table-cell office:value-type="float" office:value="-0.92410010899999995" table:style-name="ce1">
            <text:p>-0.924100109</text:p>
          </table:table-cell>
          <table:table-cell table:style-name="ce1"/>
          <table:table-cell office:value-type="string" table:style-name="ce1">
            <text:p>standard deviation of the three independent runs is given he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tS_79</text:p>
          </table:table-cell>
          <table:table-cell office:value-type="float" office:value="-0.17170365300000001" table:style-name="ce1">
            <text:p>-0.171703653</text:p>
          </table:table-cell>
          <table:table-cell office:value-type="float" office:value="4.64892458602056E-2" table:style-name="ce1">
            <text:p>0.046489246</text:p>
          </table:table-cell>
          <table:table-cell office:value-type="float" office:value="-1.363420501" table:style-name="ce1">
            <text:p>-1.3634205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84</text:p>
          </table:table-cell>
          <table:table-cell office:value-type="float" office:value="0.57706222799999995" table:style-name="ce1">
            <text:p>0.577062228</text:p>
          </table:table-cell>
          <table:table-cell office:value-type="float" office:value="5.6267956351988897E-2" table:style-name="ce1">
            <text:p>0.056267956</text:p>
          </table:table-cell>
          <table:table-cell office:value-type="float" office:value="-0.65646796500000004" table:style-name="ce1">
            <text:p>-0.6564679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122</text:p>
          </table:table-cell>
          <table:table-cell office:value-type="float" office:value="-2.1018418049999998" table:style-name="ce1">
            <text:p>-2.101841805</text:p>
          </table:table-cell>
          <table:table-cell office:value-type="float" office:value="0.65351458689814002" table:style-name="ce1">
            <text:p>0.653514587</text:p>
          </table:table-cell>
          <table:table-cell office:value-type="float" office:value="-2.3164105340000001" table:style-name="ce1">
            <text:p>-2.3164105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127</text:p>
          </table:table-cell>
          <table:table-cell office:value-type="float" office:value="-0.83189612899999998" table:style-name="ce1">
            <text:p>-0.831896129</text:p>
          </table:table-cell>
          <table:table-cell office:value-type="float" office:value="0.10726752524240001" table:style-name="ce1">
            <text:p>0.107267525</text:p>
          </table:table-cell>
          <table:table-cell office:value-type="float" office:value="-1.5337645360000001" table:style-name="ce1">
            <text:p>-1.53376453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130</text:p>
          </table:table-cell>
          <table:table-cell office:value-type="float" office:value="0.98085688299999996" table:style-name="ce1">
            <text:p>0.980856883</text:p>
          </table:table-cell>
          <table:table-cell office:value-type="float" office:value="0.132883285806321" table:style-name="ce1">
            <text:p>0.132883286</text:p>
          </table:table-cell>
          <table:table-cell office:value-type="float" office:value="-1.1962548E-2" table:style-name="ce1">
            <text:p>-0.01196254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131</text:p>
          </table:table-cell>
          <table:table-cell office:value-type="float" office:value="-0.53054278899999996" table:style-name="ce1">
            <text:p>-0.530542789</text:p>
          </table:table-cell>
          <table:table-cell office:value-type="float" office:value="0.21719229342178101" table:style-name="ce1">
            <text:p>0.217192293</text:p>
          </table:table-cell>
          <table:table-cell office:value-type="float" office:value="-0.77529030099999996" table:style-name="ce1">
            <text:p>-0.7752903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132</text:p>
          </table:table-cell>
          <table:table-cell office:value-type="float" office:value="0.35546219499999998" table:style-name="ce1">
            <text:p>0.355462195</text:p>
          </table:table-cell>
          <table:table-cell office:value-type="float" office:value="8.1947651389745094E-2" table:style-name="ce1">
            <text:p>0.081947651</text:p>
          </table:table-cell>
          <table:table-cell office:value-type="float" office:value="-0.87023335300000004" table:style-name="ce1">
            <text:p>-0.87023335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139</text:p>
          </table:table-cell>
          <table:table-cell office:value-type="float" office:value="0.58423237800000005" table:style-name="ce1">
            <text:p>0.584232378</text:p>
          </table:table-cell>
          <table:table-cell office:value-type="float" office:value="2.1261139618506598E-2" table:style-name="ce1">
            <text:p>0.02126114</text:p>
          </table:table-cell>
          <table:table-cell office:value-type="float" office:value="-1.049221717" table:style-name="ce1">
            <text:p>-1.04922171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141</text:p>
          </table:table-cell>
          <table:table-cell office:value-type="float" office:value="1.008498347" table:style-name="ce1">
            <text:p>1.008498347</text:p>
          </table:table-cell>
          <table:table-cell office:value-type="float" office:value="8.9179093848010801E-2" table:style-name="ce1">
            <text:p>0.089179094</text:p>
          </table:table-cell>
          <table:table-cell office:value-type="float" office:value="-0.29268570399999999" table:style-name="ce1">
            <text:p>-0.29268570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tS_142</text:p>
          </table:table-cell>
          <table:table-cell office:value-type="float" office:value="0.53346636199999997" table:style-name="ce1">
            <text:p>0.533466362</text:p>
          </table:table-cell>
          <table:table-cell office:value-type="float" office:value="1.13028126905935E-2" table:style-name="ce1">
            <text:p>0.011302813</text:p>
          </table:table-cell>
          <table:table-cell office:value-type="float" office:value="-0.312425065" table:style-name="ce1">
            <text:p>-0.3124250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44</text:p>
          </table:table-cell>
          <table:table-cell office:value-type="float" office:value="1.082676634" table:style-name="ce1">
            <text:p>1.082676634</text:p>
          </table:table-cell>
          <table:table-cell office:value-type="float" office:value="0.152127946389501" table:style-name="ce1">
            <text:p>0.152127946</text:p>
          </table:table-cell>
          <table:table-cell office:value-type="float" office:value="-0.82086093500000001" table:style-name="ce1">
            <text:p>-0.8208609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53</text:p>
          </table:table-cell>
          <table:table-cell office:value-type="float" office:value="1.099329427" table:style-name="ce1">
            <text:p>1.099329427</text:p>
          </table:table-cell>
          <table:table-cell office:value-type="float" office:value="6.4966759932515203E-2" table:style-name="ce1">
            <text:p>0.06496676</text:p>
          </table:table-cell>
          <table:table-cell office:value-type="float" office:value="-0.73297759100000004" table:style-name="ce1">
            <text:p>-0.7329775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55</text:p>
          </table:table-cell>
          <table:table-cell office:value-type="float" office:value="-0.14193181899999999" table:style-name="ce1">
            <text:p>-0.141931819</text:p>
          </table:table-cell>
          <table:table-cell office:value-type="float" office:value="6.4469629217108804E-2" table:style-name="ce1">
            <text:p>0.064469629</text:p>
          </table:table-cell>
          <table:table-cell office:value-type="float" office:value="-1.7738509680000001" table:style-name="ce1">
            <text:p>-1.7738509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57</text:p>
          </table:table-cell>
          <table:table-cell office:value-type="float" office:value="0.76320552900000005" table:style-name="ce1">
            <text:p>0.763205529</text:p>
          </table:table-cell>
          <table:table-cell office:value-type="float" office:value="3.9318182542878603E-2" table:style-name="ce1">
            <text:p>0.039318183</text:p>
          </table:table-cell>
          <table:table-cell office:value-type="float" office:value="-1.1641865410000001" table:style-name="ce1">
            <text:p>-1.1641865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60</text:p>
          </table:table-cell>
          <table:table-cell office:value-type="float" office:value="9.2965418999999994E-2" table:style-name="ce1">
            <text:p>0.092965419</text:p>
          </table:table-cell>
          <table:table-cell office:value-type="float" office:value="0.20369661320218699" table:style-name="ce1">
            <text:p>0.203696613</text:p>
          </table:table-cell>
          <table:table-cell office:value-type="float" office:value="-1.574617009" table:style-name="ce1">
            <text:p>-1.574617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62</text:p>
          </table:table-cell>
          <table:table-cell office:value-type="float" office:value="1.5917456400000001" table:style-name="ce1">
            <text:p>1.59174564</text:p>
          </table:table-cell>
          <table:table-cell office:value-type="float" office:value="0.242033999748687" table:style-name="ce1">
            <text:p>0.242034</text:p>
          </table:table-cell>
          <table:table-cell office:value-type="float" office:value="-0.26425819699999997" table:style-name="ce1">
            <text:p>-0.2642581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65</text:p>
          </table:table-cell>
          <table:table-cell office:value-type="float" office:value="1.9316178260000001" table:style-name="ce1">
            <text:p>1.931617826</text:p>
          </table:table-cell>
          <table:table-cell office:value-type="float" office:value="6.3453518186757304E-2" table:style-name="ce1">
            <text:p>0.063453518</text:p>
          </table:table-cell>
          <table:table-cell office:value-type="float" office:value="-4.2970993999999998E-2" table:style-name="ce1">
            <text:p>-0.0429709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67</text:p>
          </table:table-cell>
          <table:table-cell office:value-type="float" office:value="0.21659341700000001" table:style-name="ce1">
            <text:p>0.216593417</text:p>
          </table:table-cell>
          <table:table-cell office:value-type="float" office:value="2.5565000000000001E-2" table:style-name="ce1">
            <text:p>0.025565</text:p>
          </table:table-cell>
          <table:table-cell office:value-type="float" office:value="-1.2080677980000001" table:style-name="ce1">
            <text:p>-1.2080677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72</text:p>
          </table:table-cell>
          <table:table-cell office:value-type="float" office:value="-1.4853069999999999E-2" table:style-name="ce1">
            <text:p>-0.01485307</text:p>
          </table:table-cell>
          <table:table-cell office:value-type="float" office:value="4.8135524797096298E-2" table:style-name="ce1">
            <text:p>0.048135525</text:p>
          </table:table-cell>
          <table:table-cell office:value-type="float" office:value="-1.085119132" table:style-name="ce1">
            <text:p>-1.0851191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74</text:p>
          </table:table-cell>
          <table:table-cell office:value-type="float" office:value="-0.40632831699999999" table:style-name="ce1">
            <text:p>-0.406328317</text:p>
          </table:table-cell>
          <table:table-cell office:value-type="float" office:value="6.3328870110476498E-2" table:style-name="ce1">
            <text:p>0.06332887</text:p>
          </table:table-cell>
          <table:table-cell office:value-type="float" office:value="-1.4596521840000001" table:style-name="ce1">
            <text:p>-1.4596521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76</text:p>
          </table:table-cell>
          <table:table-cell office:value-type="float" office:value="-0.59352730399999998" table:style-name="ce1">
            <text:p>-0.593527304</text:p>
          </table:table-cell>
          <table:table-cell office:value-type="float" office:value="9.9375544641342795E-2" table:style-name="ce1">
            <text:p>0.099375545</text:p>
          </table:table-cell>
          <table:table-cell office:value-type="float" office:value="-1.836237669" table:style-name="ce1">
            <text:p>-1.8362376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77</text:p>
          </table:table-cell>
          <table:table-cell office:value-type="float" office:value="0.28731356699999999" table:style-name="ce1">
            <text:p>0.287313567</text:p>
          </table:table-cell>
          <table:table-cell office:value-type="float" office:value="2.97086777540858E-2" table:style-name="ce1">
            <text:p>0.029708678</text:p>
          </table:table-cell>
          <table:table-cell office:value-type="float" office:value="-1.2080677980000001" table:style-name="ce1">
            <text:p>-1.2080677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78</text:p>
          </table:table-cell>
          <table:table-cell office:value-type="float" office:value="-1.117175979" table:style-name="ce1">
            <text:p>-1.117175979</text:p>
          </table:table-cell>
          <table:table-cell office:value-type="float" office:value="0.132880006952177" table:style-name="ce1">
            <text:p>0.132880007</text:p>
          </table:table-cell>
          <table:table-cell office:value-type="float" office:value="-1.836237669" table:style-name="ce1">
            <text:p>-1.8362376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80</text:p>
          </table:table-cell>
          <table:table-cell office:value-type="float" office:value="-0.73082999599999998" table:style-name="ce1">
            <text:p>-0.730829996</text:p>
          </table:table-cell>
          <table:table-cell office:value-type="float" office:value="0.1678289137616" table:style-name="ce1">
            <text:p>0.167828914</text:p>
          </table:table-cell>
          <table:table-cell office:value-type="float" office:value="-2.0763241020000001" table:style-name="ce1">
            <text:p>-2.0763241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81</text:p>
          </table:table-cell>
          <table:table-cell office:value-type="float" office:value="-2.0124178330000002" table:style-name="ce1">
            <text:p>-2.012417833</text:p>
          </table:table-cell>
          <table:table-cell office:value-type="float" office:value="3.0731156281001901E-2" table:style-name="ce1">
            <text:p>0.030731156</text:p>
          </table:table-cell>
          <table:table-cell office:value-type="float" office:value="-2.3164105340000001" table:style-name="ce1">
            <text:p>-2.3164105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84</text:p>
          </table:table-cell>
          <table:table-cell office:value-type="float" office:value="-0.171814994" table:style-name="ce1">
            <text:p>-0.171814994</text:p>
          </table:table-cell>
          <table:table-cell office:value-type="float" office:value="8.6730974206030795E-3" table:style-name="ce1">
            <text:p>0.008673097</text:p>
          </table:table-cell>
          <table:table-cell office:value-type="float" office:value="-1.0153767339999999" table:style-name="ce1">
            <text:p>-1.0153767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85</text:p>
          </table:table-cell>
          <table:table-cell office:value-type="float" office:value="-0.252851361" table:style-name="ce1">
            <text:p>-0.252851361</text:p>
          </table:table-cell>
          <table:table-cell office:value-type="float" office:value="0.102257" table:style-name="ce1">
            <text:p>0.102257</text:p>
          </table:table-cell>
          <table:table-cell office:value-type="float" office:value="-1.6658936339999999" table:style-name="ce1">
            <text:p>-1.6658936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86</text:p>
          </table:table-cell>
          <table:table-cell office:value-type="float" office:value="8.8956799000000003E-2" table:style-name="ce1">
            <text:p>0.088956799</text:p>
          </table:table-cell>
          <table:table-cell office:value-type="float" office:value="6.4634830574397395E-2" table:style-name="ce1">
            <text:p>0.064634831</text:p>
          </table:table-cell>
          <table:table-cell office:value-type="float" office:value="-0.33284522700000002" table:style-name="ce1">
            <text:p>-0.3328452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91</text:p>
          </table:table-cell>
          <table:table-cell office:value-type="float" office:value="-1.0748630029999999" table:style-name="ce1">
            <text:p>-1.074863003</text:p>
          </table:table-cell>
          <table:table-cell office:value-type="float" office:value="2.8126804931252702E-2" table:style-name="ce1">
            <text:p>0.028126805</text:p>
          </table:table-cell>
          <table:table-cell office:value-type="float" office:value="-1.618498266" table:style-name="ce1">
            <text:p>-1.6184982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195</text:p>
          </table:table-cell>
          <table:table-cell office:value-type="float" office:value="-9.6331896E-2" table:style-name="ce1">
            <text:p>-0.096331896</text:p>
          </table:table-cell>
          <table:table-cell office:value-type="float" office:value="8.9374851410634906E-2" table:style-name="ce1">
            <text:p>0.089374851</text:p>
          </table:table-cell>
          <table:table-cell office:value-type="float" office:value="-1.306984865" table:style-name="ce1">
            <text:p>-1.3069848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252</text:p>
          </table:table-cell>
          <table:table-cell office:value-type="float" office:value="1.303566384" table:style-name="ce1">
            <text:p>1.303566384</text:p>
          </table:table-cell>
          <table:table-cell office:value-type="float" office:value="9.8148635180024701E-2" table:style-name="ce1">
            <text:p>0.098148635</text:p>
          </table:table-cell>
          <table:table-cell office:value-type="float" office:value="-0.12477340100000001" table:style-name="ce1">
            <text:p>-0.1247734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253</text:p>
          </table:table-cell>
          <table:table-cell office:value-type="float" office:value="0.91073495699999996" table:style-name="ce1">
            <text:p>0.910734957</text:p>
          </table:table-cell>
          <table:table-cell office:value-type="float" office:value="2.1412156413764601E-2" table:style-name="ce1">
            <text:p>0.021412156</text:p>
          </table:table-cell>
          <table:table-cell office:value-type="float" office:value="-0.38720686300000001" table:style-name="ce1">
            <text:p>-0.3872068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S_255</text:p>
          </table:table-cell>
          <table:table-cell office:value-type="float" office:value="0.33818408300000002" table:style-name="ce1">
            <text:p>0.338184083</text:p>
          </table:table-cell>
          <table:table-cell office:value-type="float" office:value="0.11847811565237699" table:style-name="ce1">
            <text:p>0.118478116</text:p>
          </table:table-cell>
          <table:table-cell office:value-type="float" office:value="-6.2386701000000003E-2" table:style-name="ce1">
            <text:p>-0.062386701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  <table:table table:name="number_of_step_vs_erro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&lt;4 steps<text:s/></text:p>
          </table:table-cell>
          <table:table-cell office:value-type="string" table:style-name="ce1">
            <text:p>5 steps</text:p>
          </table:table-cell>
          <table:table-cell office:value-type="string" table:style-name="ce1">
            <text:p>6 steps</text:p>
          </table:table-cell>
          <table:table-cell office:value-type="string" table:style-name="ce1">
            <text:p>7 steps</text:p>
          </table:table-cell>
          <table:table-cell office:value-type="string" table:style-name="ce1">
            <text:p>8 steps</text:p>
          </table:table-cell>
          <table:table-cell office:value-type="string" table:style-name="ce1">
            <text:p>9 steps</text:p>
          </table:table-cell>
          <table:table-cell office:value-type="string" table:style-name="ce1">
            <text:p>10 steps</text:p>
          </table:table-cell>
          <table:table-cell office:value-type="string" table:style-name="ce1">
            <text:p>&gt;11 steps</text:p>
          </table:table-cell>
          <table:table-cell table:number-columns-repeated="16376"/>
        </table:table-row>
        <table:table-row table:style-name="ro1">
          <table:table-cell office:value-type="float" office:value="0.71451072100000002" table:style-name="ce1">
            <text:p>0.714510721</text:p>
          </table:table-cell>
          <table:table-cell office:value-type="float" office:value="0.40689206100000003" table:style-name="ce1">
            <text:p>0.406892061</text:p>
          </table:table-cell>
          <table:table-cell office:value-type="float" office:value="0.227808121" table:style-name="ce1">
            <text:p>0.227808121</text:p>
          </table:table-cell>
          <table:table-cell office:value-type="float" office:value="2.2459306999999901E-2" table:style-name="ce1">
            <text:p>0.022459307</text:p>
          </table:table-cell>
          <table:table-cell office:value-type="float" office:value="0.736970028" table:style-name="ce1">
            <text:p>0.736970028</text:p>
          </table:table-cell>
          <table:table-cell office:value-type="float" office:value="0.37788196699999999" table:style-name="ce1">
            <text:p>0.377881967</text:p>
          </table:table-cell>
          <table:table-cell office:value-type="float" office:value="0.498228954" table:style-name="ce1">
            <text:p>0.498228954</text:p>
          </table:table-cell>
          <table:table-cell office:value-type="float" office:value="1.181969083" table:style-name="ce1">
            <text:p>1.181969083</text:p>
          </table:table-cell>
          <table:table-cell table:number-columns-repeated="16376"/>
        </table:table-row>
        <table:table-row table:style-name="ro1">
          <table:table-cell office:value-type="float" office:value="0.34815510799999999" table:style-name="ce1">
            <text:p>0.348155108</text:p>
          </table:table-cell>
          <table:table-cell office:value-type="float" office:value="0.35908806100000001" table:style-name="ce1">
            <text:p>0.359088061</text:p>
          </table:table-cell>
          <table:table-cell office:value-type="float" office:value="0.238741074" table:style-name="ce1">
            <text:p>0.238741074</text:p>
          </table:table-cell>
          <table:table-cell office:value-type="float" office:value="0.44499905499999998" table:style-name="ce1">
            <text:p>0.444999055</text:p>
          </table:table-cell>
          <table:table-cell office:value-type="float" office:value="0.33662875399999997" table:style-name="ce1">
            <text:p>0.336628754</text:p>
          </table:table-cell>
          <table:table-cell office:value-type="float" office:value="0.15007384600000001" table:style-name="ce1">
            <text:p>0.150073846</text:p>
          </table:table-cell>
          <table:table-cell office:value-type="float" office:value="0.540042299" table:style-name="ce1">
            <text:p>0.540042299</text:p>
          </table:table-cell>
          <table:table-cell office:value-type="float" office:value="0.35983597299999998" table:style-name="ce1">
            <text:p>0.359835973</text:p>
          </table:table-cell>
          <table:table-cell table:number-columns-repeated="16376"/>
        </table:table-row>
        <table:table-row table:style-name="ro1">
          <table:table-cell office:value-type="float" office:value="0.38996845299999999" table:style-name="ce1">
            <text:p>0.389968453</text:p>
          </table:table-cell>
          <table:table-cell office:value-type="float" office:value="0.58689618200000004" table:style-name="ce1">
            <text:p>0.586896182</text:p>
          </table:table-cell>
          <table:table-cell office:value-type="float" office:value="0.196927729" table:style-name="ce1">
            <text:p>0.196927729</text:p>
          </table:table-cell>
          <table:table-cell office:value-type="float" office:value="0.120346987" table:style-name="ce1">
            <text:p>0.120346987</text:p>
          </table:table-cell>
          <table:table-cell office:value-type="float" office:value="0.56443687499999995" table:style-name="ce1">
            <text:p>0.564436875</text:p>
          </table:table-cell>
          <table:table-cell office:value-type="float" office:value="0.21628176700000001" table:style-name="ce1">
            <text:p>0.216281767</text:p>
          </table:table-cell>
          <table:table-cell office:value-type="float" office:value="0.47891916499999998" table:style-name="ce1">
            <text:p>0.478919165</text:p>
          </table:table-cell>
          <table:table-cell office:value-type="float" office:value="0.54922247099999999" table:style-name="ce1">
            <text:p>0.549222471</text:p>
          </table:table-cell>
          <table:table-cell table:number-columns-repeated="16376"/>
        </table:table-row>
        <table:table-row table:style-name="ro1">
          <table:table-cell office:value-type="float" office:value="0.78989235499999999" table:style-name="ce1">
            <text:p>0.789892355</text:p>
          </table:table-cell>
          <table:table-cell office:value-type="float" office:value="0.138392981" table:style-name="ce1">
            <text:p>0.138392981</text:p>
          </table:table-cell>
          <table:table-cell office:value-type="float" office:value="1.215889193" table:style-name="ce1">
            <text:p>1.215889193</text:p>
          </table:table-cell>
          <table:table-cell office:value-type="float" office:value="0.16216033199999999" table:style-name="ce1">
            <text:p>0.162160332</text:p>
          </table:table-cell>
          <table:table-cell office:value-type="float" office:value="0.80408711600000005" table:style-name="ce1">
            <text:p>0.804087116</text:p>
          </table:table-cell>
          <table:table-cell office:value-type="float" office:value="0.17446842200000001" table:style-name="ce1">
            <text:p>0.174468422</text:p>
          </table:table-cell>
          <table:table-cell office:value-type="float" office:value="0.93996620099999995" table:style-name="ce1">
            <text:p>0.939966201</text:p>
          </table:table-cell>
          <table:table-cell office:value-type="float" office:value="2.5573795999999999E-2" table:style-name="ce1">
            <text:p>0.025573796</text:p>
          </table:table-cell>
          <table:table-cell table:number-columns-repeated="16376"/>
        </table:table-row>
        <table:table-row table:style-name="ro1">
          <table:table-cell office:value-type="float" office:value="0.98874527800000001" table:style-name="ce1">
            <text:p>0.988745278</text:p>
          </table:table-cell>
          <table:table-cell office:value-type="float" office:value="5.0993517000000002E-2" table:style-name="ce1">
            <text:p>0.050993517</text:p>
          </table:table-cell>
          <table:table-cell office:value-type="float" office:value="0.202996173" table:style-name="ce1">
            <text:p>0.202996173</text:p>
          </table:table-cell>
          <table:table-cell office:value-type="float" office:value="0.85680113199999997" table:style-name="ce1">
            <text:p>0.856801132</text:p>
          </table:table-cell>
          <table:table-cell office:value-type="float" office:value="1.0318952370000001" table:style-name="ce1">
            <text:p>1.031895237</text:p>
          </table:table-cell>
          <table:table-cell office:value-type="float" office:value="1.1934298860000001" table:style-name="ce1">
            <text:p>1.193429886</text:p>
          </table:table-cell>
          <table:table-cell office:value-type="float" office:value="1.1388191240000001" table:style-name="ce1">
            <text:p>1.138819124</text:p>
          </table:table-cell>
          <table:table-cell office:value-type="float" office:value="0.14985263099999999" table:style-name="ce1">
            <text:p>0.149852631</text:p>
          </table:table-cell>
          <table:table-cell table:number-columns-repeated="16376"/>
        </table:table-row>
        <table:table-row table:style-name="ro1">
          <table:table-cell office:value-type="float" office:value="1.0838303300000001" table:style-name="ce1">
            <text:p>1.08383033</text:p>
          </table:table-cell>
          <table:table-cell office:value-type="float" office:value="1.8936121000000101E-2" table:style-name="ce1">
            <text:p>0.018936121</text:p>
          </table:table-cell>
          <table:table-cell office:value-type="float" office:value="0.40184909600000002" table:style-name="ce1">
            <text:p>0.401849096</text:p>
          </table:table-cell>
          <table:table-cell office:value-type="float" office:value="0.56208423399999996" table:style-name="ce1">
            <text:p>0.562084234</text:p>
          </table:table-cell>
          <table:table-cell office:value-type="float" office:value="1.8045993999999701E-2" table:style-name="ce1">
            <text:p>0.018045994</text:p>
          </table:table-cell>
          <table:table-cell office:value-type="float" office:value="0.22545548000000001" table:style-name="ce1">
            <text:p>0.22545548</text:p>
          </table:table-cell>
          <table:table-cell office:value-type="float" office:value="1.233904176" table:style-name="ce1">
            <text:p>1.233904176</text:p>
          </table:table-cell>
          <table:table-cell office:value-type="float" office:value="0.51716507499999997" table:style-name="ce1">
            <text:p>0.517165075</text:p>
          </table:table-cell>
          <table:table-cell table:number-columns-repeated="16376"/>
        </table:table-row>
        <table:table-row table:style-name="ro1">
          <table:table-cell office:value-type="float" office:value="0.82402068799999995" table:style-name="ce1">
            <text:p>0.824020688</text:p>
          </table:table-cell>
          <table:table-cell office:value-type="float" office:value="0.106224972" table:style-name="ce1">
            <text:p>0.106224972</text:p>
          </table:table-cell>
          <table:table-cell office:value-type="float" office:value="0.49693414800000002" table:style-name="ce1">
            <text:p>0.496934148</text:p>
          </table:table-cell>
          <table:table-cell office:value-type="float" office:value="0.76093715699999998" table:style-name="ce1">
            <text:p>0.760937157</text:p>
          </table:table-cell>
          <table:table-cell office:value-type="float" office:value="0.171340504" table:style-name="ce1">
            <text:p>0.171340504</text:p>
          </table:table-cell>
          <table:table-cell office:value-type="float" office:value="0.424308403" table:style-name="ce1">
            <text:p>0.424308403</text:p>
          </table:table-cell>
          <table:table-cell office:value-type="float" office:value="0.97409453400000001" table:style-name="ce1">
            <text:p>0.974094534</text:p>
          </table:table-cell>
          <table:table-cell office:value-type="float" office:value="0.60445392600000003" table:style-name="ce1">
            <text:p>0.604453926</text:p>
          </table:table-cell>
          <table:table-cell table:number-columns-repeated="16376"/>
        </table:table-row>
        <table:table-row table:style-name="ro1">
          <table:table-cell office:value-type="float" office:value="0.58109947500000003" table:style-name="ce1">
            <text:p>0.581099475</text:p>
          </table:table-cell>
          <table:table-cell office:value-type="float" office:value="0.79114606399999998" table:style-name="ce1">
            <text:p>0.791146064</text:p>
          </table:table-cell>
          <table:table-cell office:value-type="float" office:value="0.23712450600000001" table:style-name="ce1">
            <text:p>0.237124506</text:p>
          </table:table-cell>
          <table:table-cell office:value-type="float" office:value="0.85602220900000003" table:style-name="ce1">
            <text:p>0.856022209</text:p>
          </table:table-cell>
          <table:table-cell office:value-type="float" office:value="0.352308171" table:style-name="ce1">
            <text:p>0.352308171</text:p>
          </table:table-cell>
          <table:table-cell office:value-type="float" office:value="0.519393455" table:style-name="ce1">
            <text:p>0.519393455</text:p>
          </table:table-cell>
          <table:table-cell office:value-type="float" office:value="0.73117332099999999" table:style-name="ce1">
            <text:p>0.731173321</text:p>
          </table:table-cell>
          <table:table-cell office:value-type="float" office:value="0.29291710999999998" table:style-name="ce1">
            <text:p>0.29291711</text:p>
          </table:table-cell>
          <table:table-cell table:number-columns-repeated="16376"/>
        </table:table-row>
        <table:table-row table:style-name="ro1">
          <table:table-cell office:value-type="float" office:value="0.22670432200000001" table:style-name="ce1">
            <text:p>0.226704322</text:p>
          </table:table-cell>
          <table:table-cell office:value-type="float" office:value="0.180206326" table:style-name="ce1">
            <text:p>0.180206326</text:p>
          </table:table-cell>
          <table:table-cell office:value-type="float" office:value="5.7967069999999002E-3" table:style-name="ce1">
            <text:p>0.005796707</text:p>
          </table:table-cell>
          <table:table-cell office:value-type="float" office:value="0.59621256700000003" table:style-name="ce1">
            <text:p>0.596212567</text:p>
          </table:table-cell>
          <table:table-cell office:value-type="float" office:value="0.527734598" table:style-name="ce1">
            <text:p>0.527734598</text:p>
          </table:table-cell>
          <table:table-cell office:value-type="float" office:value="0.259583813" table:style-name="ce1">
            <text:p>0.259583813</text:p>
          </table:table-cell>
          <table:table-cell office:value-type="float" office:value="0.37677816800000002" table:style-name="ce1">
            <text:p>0.376778168</text:p>
          </table:table-cell>
          <table:table-cell office:value-type="float" office:value="0.70613020800000004" table:style-name="ce1">
            <text:p>0.706130208</text:p>
          </table:table-cell>
          <table:table-cell table:number-columns-repeated="16376"/>
        </table:table-row>
        <table:table-row table:style-name="ro1">
          <table:table-cell office:value-type="float" office:value="0.65181962500000001" table:style-name="ce1">
            <text:p>0.651819625</text:p>
          </table:table-cell>
          <table:table-cell office:value-type="float" office:value="9.1801719999999899E-3" table:style-name="ce1">
            <text:p>0.009180172</text:p>
          </table:table-cell>
          <table:table-cell office:value-type="float" office:value="0.36019185999999997" table:style-name="ce1">
            <text:p>0.36019186</text:p>
          </table:table-cell>
          <table:table-cell office:value-type="float" office:value="0.353291354" table:style-name="ce1">
            <text:p>0.353291354</text:p>
          </table:table-cell>
          <table:table-cell office:value-type="float" office:value="0.13928310799999999" table:style-name="ce1">
            <text:p>0.139283108</text:p>
          </table:table-cell>
          <table:table-cell office:value-type="float" office:value="1.66626000000001E-2" table:style-name="ce1">
            <text:p>0.0166626</text:p>
          </table:table-cell>
          <table:table-cell office:value-type="float" office:value="0.80189347099999997" table:style-name="ce1">
            <text:p>0.801893471</text:p>
          </table:table-cell>
          <table:table-cell office:value-type="float" office:value="0.41517918399999998" table:style-name="ce1">
            <text:p>0.415179184</text:p>
          </table:table-cell>
          <table:table-cell table:number-columns-repeated="16376"/>
        </table:table-row>
        <table:table-row table:style-name="ro1">
          <table:table-cell office:value-type="float" office:value="0.50193236600000002" table:style-name="ce1">
            <text:p>0.501932366</text:p>
          </table:table-cell>
          <table:table-cell office:value-type="float" office:value="2.2877224000000002E-2" table:style-name="ce1">
            <text:p>0.022877224</text:p>
          </table:table-cell>
          <table:table-cell office:value-type="float" office:value="6.4923443000000094E-2" table:style-name="ce1">
            <text:p>0.064923443</text:p>
          </table:table-cell>
          <table:table-cell office:value-type="float" office:value="1.1037990000000201E-3" table:style-name="ce1">
            <text:p>0.001103799</text:p>
          </table:table-cell>
          <table:table-cell office:value-type="float" office:value="0.22657195899999999" table:style-name="ce1">
            <text:p>0.226571959</text:p>
          </table:table-cell>
          <table:table-cell office:value-type="float" office:value="0.33773255299999999" table:style-name="ce1">
            <text:p>0.337732553</text:p>
          </table:table-cell>
          <table:table-cell office:value-type="float" office:value="0.65200621199999997" table:style-name="ce1">
            <text:p>0.652006212</text:p>
          </table:table-cell>
          <table:table-cell office:value-type="float" office:value="0.106814564" table:style-name="ce1">
            <text:p>0.106814564</text:p>
          </table:table-cell>
          <table:table-cell table:number-columns-repeated="16376"/>
        </table:table-row>
        <table:table-row table:style-name="ro1">
          <table:table-cell office:value-type="float" office:value="0.56948053300000001" table:style-name="ce1">
            <text:p>0.569480533</text:p>
          </table:table-cell>
          <table:table-cell office:value-type="float" office:value="6.4411626999999902E-2" table:style-name="ce1">
            <text:p>0.064411627</text:p>
          </table:table-cell>
          <table:table-cell office:value-type="float" office:value="8.4963815999999803E-2" table:style-name="ce1">
            <text:p>0.084963816</text:p>
          </table:table-cell>
          <table:table-cell office:value-type="float" office:value="0.42401150399999998" table:style-name="ce1">
            <text:p>0.424011504</text:p>
          </table:table-cell>
          <table:table-cell office:value-type="float" office:value="0.67079907699999997" table:style-name="ce1">
            <text:p>0.670799077</text:p>
          </table:table-cell>
          <table:table-cell office:value-type="float" office:value="8.7382749999999995E-2" table:style-name="ce1">
            <text:p>0.08738275</text:p>
          </table:table-cell>
          <table:table-cell office:value-type="float" office:value="0.71955437899999997" table:style-name="ce1">
            <text:p>0.719554379</text:p>
          </table:table-cell>
          <table:table-cell office:value-type="float" office:value="0.56210718800000004" table:style-name="ce1">
            <text:p>0.562107188</text:p>
          </table:table-cell>
          <table:table-cell table:number-columns-repeated="16376"/>
        </table:table-row>
        <table:table-row table:style-name="ro1">
          <table:table-cell office:value-type="float" office:value="0.42175971400000001" table:style-name="ce1">
            <text:p>0.421759714</text:p>
          </table:table-cell>
          <table:table-cell office:value-type="float" office:value="0.83295940899999998" table:style-name="ce1">
            <text:p>0.832959409</text:p>
          </table:table-cell>
          <table:table-cell office:value-type="float" office:value="1.7415648999999998E-2" table:style-name="ce1">
            <text:p>0.017415649</text:p>
          </table:table-cell>
          <table:table-cell office:value-type="float" office:value="0.27412424499999999" table:style-name="ce1">
            <text:p>0.274124245</text:p>
          </table:table-cell>
          <table:table-cell office:value-type="float" office:value="0.72858951500000002" table:style-name="ce1">
            <text:p>0.728589515</text:p>
          </table:table-cell>
          <table:table-cell office:value-type="float" office:value="6.2504509E-2" table:style-name="ce1">
            <text:p>0.062504509</text:p>
          </table:table-cell>
          <table:table-cell office:value-type="float" office:value="0.271685868" table:style-name="ce1">
            <text:p>0.271685868</text:p>
          </table:table-cell>
          <table:table-cell office:value-type="float" office:value="0.49553895399999998" table:style-name="ce1">
            <text:p>0.495538954</text:p>
          </table:table-cell>
          <table:table-cell table:number-columns-repeated="16376"/>
        </table:table-row>
        <table:table-row table:style-name="ro1">
          <table:table-cell office:value-type="float" office:value="0.58477804499999997" table:style-name="ce1">
            <text:p>0.584778045</text:p>
          </table:table-cell>
          <table:table-cell office:value-type="float" office:value="0.52382714100000005" table:style-name="ce1">
            <text:p>0.523827141</text:p>
          </table:table-cell>
          <table:table-cell office:value-type="float" office:value="1.0086558960000001" table:style-name="ce1">
            <text:p>1.008655896</text:p>
          </table:table-cell>
          <table:table-cell office:value-type="float" office:value="0.34167241199999998" table:style-name="ce1">
            <text:p>0.341672412</text:p>
          </table:table-cell>
          <table:table-cell office:value-type="float" office:value="0.43763849100000002" table:style-name="ce1">
            <text:p>0.437638491</text:p>
          </table:table-cell>
          <table:table-cell office:value-type="float" office:value="5.0436579999997297E-3" table:style-name="ce1">
            <text:p>0.005043658</text:p>
          </table:table-cell>
          <table:table-cell office:value-type="float" office:value="0.73485189100000003" table:style-name="ce1">
            <text:p>0.734851891</text:p>
          </table:table-cell>
          <table:table-cell office:value-type="float" office:value="0.223920534" table:style-name="ce1">
            <text:p>0.223920534</text:p>
          </table:table-cell>
          <table:table-cell table:number-columns-repeated="16376"/>
        </table:table-row>
        <table:table-row table:style-name="ro1">
          <table:table-cell office:value-type="float" office:value="0.30761865999999999" table:style-name="ce1">
            <text:p>0.30761866</text:p>
          </table:table-cell>
          <table:table-cell office:value-type="float" office:value="1.15413543" table:style-name="ce1">
            <text:p>1.15413543</text:p>
          </table:table-cell>
          <table:table-cell office:value-type="float" office:value="2.1181369999999601E-3" table:style-name="ce1">
            <text:p>0.002118137</text:p>
          </table:table-cell>
          <table:table-cell office:value-type="float" office:value="0.64956783500000004" table:style-name="ce1">
            <text:p>0.649567835</text:p>
          </table:table-cell>
          <table:table-cell office:value-type="float" office:value="0.12927387100000001" table:style-name="ce1">
            <text:p>0.129273871</text:p>
          </table:table-cell>
          <table:table-cell office:value-type="float" office:value="0.98619658899999996" table:style-name="ce1">
            <text:p>0.986196589</text:p>
          </table:table-cell>
          <table:table-cell office:value-type="float" office:value="0.46745836200000002" table:style-name="ce1">
            <text:p>0.467458362</text:p>
          </table:table-cell>
          <table:table-cell office:value-type="float" office:value="0.56659020500000001" table:style-name="ce1">
            <text:p>0.566590205</text:p>
          </table:table-cell>
          <table:table-cell table:number-columns-repeated="16376"/>
        </table:table-row>
        <table:table-row table:style-name="ro1">
          <table:table-cell office:value-type="float" office:value="1.156395287" table:style-name="ce1">
            <text:p>1.156395287</text:p>
          </table:table-cell>
          <table:table-cell office:value-type="float" office:value="0.141693333" table:style-name="ce1">
            <text:p>0.141693333</text:p>
          </table:table-cell>
          <table:table-cell office:value-type="float" office:value="0.48984844100000002" table:style-name="ce1">
            <text:p>0.489848441</text:p>
          </table:table-cell>
          <table:table-cell office:value-type="float" office:value="0.35696992399999999" table:style-name="ce1">
            <text:p>0.356969924</text:p>
          </table:table-cell>
          <table:table-cell office:value-type="float" office:value="0.58456649500000002" table:style-name="ce1">
            <text:p>0.584566495</text:p>
          </table:table-cell>
          <table:table-cell office:value-type="float" office:value="2.0341169999999801E-2" table:style-name="ce1">
            <text:p>0.02034117</text:p>
          </table:table-cell>
          <table:table-cell office:value-type="float" office:value="0.35467474799999998" table:style-name="ce1">
            <text:p>0.354674748</text:p>
          </table:table-cell>
          <table:table-cell office:value-type="float" office:value="1.104005914" table:style-name="ce1">
            <text:p>1.104005914</text:p>
          </table:table-cell>
          <table:table-cell table:number-columns-repeated="16376"/>
        </table:table-row>
        <table:table-row table:style-name="ro1">
          <table:table-cell office:value-type="float" office:value="1.3318217139999999" table:style-name="ce1">
            <text:p>1.331821714</text:p>
          </table:table-cell>
          <table:table-cell office:value-type="float" office:value="0.23287611699999999" table:style-name="ce1">
            <text:p>0.232876117</text:p>
          </table:table-cell>
          <table:table-cell office:value-type="float" office:value="0.19889741699999999" table:style-name="ce1">
            <text:p>0.198897417</text:p>
          </table:table-cell>
          <table:table-cell office:value-type="float" office:value="0.37713405500000002" table:style-name="ce1">
            <text:p>0.377134055</text:p>
          </table:table-cell>
          <table:table-cell office:value-type="float" office:value="0.47307964699999999" table:style-name="ce1">
            <text:p>0.473079647</text:p>
          </table:table-cell>
          <table:table-cell office:value-type="float" office:value="0.68374012900000003" table:style-name="ce1">
            <text:p>0.683740129</text:p>
          </table:table-cell>
          <table:table-cell office:value-type="float" office:value="0.16528825" table:style-name="ce1">
            <text:p>0.16528825</text:p>
          </table:table-cell>
          <table:table-cell office:value-type="float" office:value="1.1735885699999999" table:style-name="ce1">
            <text:p>1.17358857</text:p>
          </table:table-cell>
          <table:table-cell table:number-columns-repeated="16376"/>
        </table:table-row>
        <table:table-row table:style-name="ro1">
          <table:table-cell office:value-type="float" office:value="4.1813345000000002E-2" table:style-name="ce1">
            <text:p>0.041813345</text:p>
          </table:table-cell>
          <table:table-cell office:value-type="float" office:value="0.86318440600000002" table:style-name="ce1">
            <text:p>0.863184406</text:p>
          </table:table-cell>
          <table:table-cell office:value-type="float" office:value="0.109467203" table:style-name="ce1">
            <text:p>0.109467203</text:p>
          </table:table-cell>
          <table:table-cell office:value-type="float" office:value="0.18774755700000001" table:style-name="ce1">
            <text:p>0.187747557</text:p>
          </table:table-cell>
          <table:table-cell office:value-type="float" office:value="0.20146122699999999" table:style-name="ce1">
            <text:p>0.201461227</text:p>
          </table:table-cell>
          <table:table-cell office:value-type="float" office:value="0.64192678400000003" table:style-name="ce1">
            <text:p>0.641926784</text:p>
          </table:table-cell>
          <table:table-cell office:value-type="float" office:value="0.68893692500000003" table:style-name="ce1">
            <text:p>0.688936925</text:p>
          </table:table-cell>
          <table:table-cell office:value-type="float" office:value="0.882637546" table:style-name="ce1">
            <text:p>0.882637546</text:p>
          </table:table-cell>
          <table:table-cell table:number-columns-repeated="16376"/>
        </table:table-row>
        <table:table-row table:style-name="ro1">
          <table:table-cell office:value-type="float" office:value="0.441737247" table:style-name="ce1">
            <text:p>0.441737247</text:p>
          </table:table-cell>
          <table:table-cell office:value-type="float" office:value="0.149257691" table:style-name="ce1">
            <text:p>0.149257691</text:p>
          </table:table-cell>
          <table:table-cell office:value-type="float" office:value="0.34582542100000002" table:style-name="ce1">
            <text:p>0.345825421</text:p>
          </table:table-cell>
          <table:table-cell office:value-type="float" office:value="0.71139623200000002" table:style-name="ce1">
            <text:p>0.711396232</text:p>
          </table:table-cell>
          <table:table-cell office:value-type="float" office:value="0.54413089800000003" table:style-name="ce1">
            <text:p>0.544130898</text:p>
          </table:table-cell>
          <table:table-cell office:value-type="float" office:value="1.660888248" table:style-name="ce1">
            <text:p>1.660888248</text:p>
          </table:table-cell>
          <table:table-cell office:value-type="float" office:value="0.86436335200000003" table:style-name="ce1">
            <text:p>0.864363352</text:p>
          </table:table-cell>
          <table:table-cell office:value-type="float" office:value="0.57427292600000002" table:style-name="ce1">
            <text:p>0.574272926</text:p>
          </table:table-cell>
          <table:table-cell table:number-columns-repeated="16376"/>
        </table:table-row>
        <table:table-row table:style-name="ro1">
          <table:table-cell office:value-type="float" office:value="0.64059016999999996" table:style-name="ce1">
            <text:p>0.64059017</text:p>
          </table:table-cell>
          <table:table-cell office:value-type="float" office:value="7.5488502999999998E-2" table:style-name="ce1">
            <text:p>0.075488503</text:p>
          </table:table-cell>
          <table:table-cell office:value-type="float" office:value="0.71182072100000005" table:style-name="ce1">
            <text:p>0.711820721</text:p>
          </table:table-cell>
          <table:table-cell office:value-type="float" office:value="0.88682265900000001" table:style-name="ce1">
            <text:p>0.886822659</text:p>
          </table:table-cell>
          <table:table-cell office:value-type="float" office:value="1.1264652209999999" table:style-name="ce1">
            <text:p>1.126465221</text:p>
          </table:table-cell>
          <table:table-cell office:value-type="float" office:value="0.242002882" table:style-name="ce1">
            <text:p>0.242002882</text:p>
          </table:table-cell>
          <table:table-cell office:value-type="float" office:value="0.19734564600000001" table:style-name="ce1">
            <text:p>0.197345646</text:p>
          </table:table-cell>
          <table:table-cell office:value-type="float" office:value="1.0295655500000001" table:style-name="ce1">
            <text:p>1.02956555</text:p>
          </table:table-cell>
          <table:table-cell table:number-columns-repeated="16376"/>
        </table:table-row>
        <table:table-row table:style-name="ro1">
          <table:table-cell office:value-type="float" office:value="0.73567522200000002" table:style-name="ce1">
            <text:p>0.735675222</text:p>
          </table:table-cell>
          <table:table-cell office:value-type="float" office:value="0.37980412099999999" table:style-name="ce1">
            <text:p>0.379804121</text:p>
          </table:table-cell>
          <table:table-cell office:value-type="float" office:value="0.44020230100000002" table:style-name="ce1">
            <text:p>0.440202301</text:p>
          </table:table-cell>
          <table:table-cell office:value-type="float" office:value="0.219804953" table:style-name="ce1">
            <text:p>0.219804953</text:p>
          </table:table-cell>
          <table:table-cell office:value-type="float" office:value="0.97714811899999998" table:style-name="ce1">
            <text:p>0.977148119</text:p>
          </table:table-cell>
          <table:table-cell office:value-type="float" office:value="4.3149959000000002E-2" table:style-name="ce1">
            <text:p>0.043149959</text:p>
          </table:table-cell>
          <table:table-cell office:value-type="float" office:value="0.110056795" table:style-name="ce1">
            <text:p>0.110056795</text:p>
          </table:table-cell>
          <table:table-cell office:value-type="float" office:value="2.8080592000000001E-2" table:style-name="ce1">
            <text:p>0.028080592</text:p>
          </table:table-cell>
          <table:table-cell table:number-columns-repeated="16376"/>
        </table:table-row>
        <table:table-row table:style-name="ro1">
          <table:table-cell office:value-type="float" office:value="0.47586558000000001" table:style-name="ce1">
            <text:p>0.47586558</text:p>
          </table:table-cell>
          <table:table-cell office:value-type="float" office:value="0.67784202100000002" table:style-name="ce1">
            <text:p>0.677842021</text:p>
          </table:table-cell>
          <table:table-cell office:value-type="float" office:value="0.78287197200000003" table:style-name="ce1">
            <text:p>0.782871972</text:p>
          </table:table-cell>
          <table:table-cell office:value-type="float" office:value="0.132516102" table:style-name="ce1">
            <text:p>0.132516102</text:p>
          </table:table-cell>
          <table:table-cell office:value-type="float" office:value="0.94696933599999999" table:style-name="ce1">
            <text:p>0.946969336</text:p>
          </table:table-cell>
          <table:table-cell office:value-type="float" office:value="5.1935093000000203E-2" table:style-name="ce1">
            <text:p>0.051935093</text:p>
          </table:table-cell>
          <table:table-cell office:value-type="float" office:value="1.007427831" table:style-name="ce1">
            <text:p>1.007427831</text:p>
          </table:table-cell>
          <table:table-cell office:value-type="float" office:value="0.24353782800000001" table:style-name="ce1">
            <text:p>0.243537828</text:p>
          </table:table-cell>
          <table:table-cell table:number-columns-repeated="16376"/>
        </table:table-row>
        <table:table-row table:style-name="ro1">
          <table:table-cell office:value-type="float" office:value="0.23294436700000001" table:style-name="ce1">
            <text:p>0.232944367</text:p>
          </table:table-cell>
          <table:table-cell office:value-type="float" office:value="0.748893272" table:style-name="ce1">
            <text:p>0.748893272</text:p>
          </table:table-cell>
          <table:table-cell office:value-type="float" office:value="0.88772414700000002" table:style-name="ce1">
            <text:p>0.887724147</text:p>
          </table:table-cell>
          <table:table-cell office:value-type="float" office:value="1.0298871380000001" table:style-name="ce1">
            <text:p>1.029887138</text:p>
          </table:table-cell>
          <table:table-cell office:value-type="float" office:value="1.018961464" table:style-name="ce1">
            <text:p>1.018961464</text:p>
          </table:table-cell>
          <table:table-cell office:value-type="float" office:value="0.20787454899999999" table:style-name="ce1">
            <text:p>0.207874549</text:p>
          </table:table-cell>
          <table:table-cell office:value-type="float" office:value="0.82213311" table:style-name="ce1">
            <text:p>0.82213311</text:p>
          </table:table-cell>
          <table:table-cell office:value-type="float" office:value="9.9131843000000094E-2" table:style-name="ce1">
            <text:p>0.099131843</text:p>
          </table:table-cell>
          <table:table-cell table:number-columns-repeated="16376"/>
        </table:table-row>
        <table:table-row table:style-name="ro1">
          <table:table-cell office:value-type="float" office:value="0.12145078600000001" table:style-name="ce1">
            <text:p>0.121450786</text:p>
          </table:table-cell>
          <table:table-cell office:value-type="float" office:value="0.58013022800000003" table:style-name="ce1">
            <text:p>0.580130228</text:p>
          </table:table-cell>
          <table:table-cell office:value-type="float" office:value="0.53166178600000003" table:style-name="ce1">
            <text:p>0.531661786</text:p>
          </table:table-cell>
          <table:table-cell office:value-type="float" office:value="3.3978700000000001E-2" table:style-name="ce1">
            <text:p>0.0339787</text:p>
          </table:table-cell>
          <table:table-cell office:value-type="float" office:value="0.988782681" table:style-name="ce1">
            <text:p>0.988782681</text:p>
          </table:table-cell>
          <table:table-cell office:value-type="float" office:value="0.45079576199999999" table:style-name="ce1">
            <text:p>0.450795762</text:p>
          </table:table-cell>
          <table:table-cell office:value-type="float" office:value="0.63274661200000004" table:style-name="ce1">
            <text:p>0.632746612</text:p>
          </table:table-cell>
          <table:table-cell office:value-type="float" office:value="1.5714642759999999" table:style-name="ce1">
            <text:p>1.571464276</text:p>
          </table:table-cell>
          <table:table-cell table:number-columns-repeated="16376"/>
        </table:table-row>
        <table:table-row table:style-name="ro1">
          <table:table-cell office:value-type="float" office:value="0.30366451700000002" table:style-name="ce1">
            <text:p>0.303664517</text:p>
          </table:table-cell>
          <table:table-cell office:value-type="float" office:value="0.39074373000000001" table:style-name="ce1">
            <text:p>0.39074373</text:p>
          </table:table-cell>
          <table:table-cell office:value-type="float" office:value="0.24071076199999999" table:style-name="ce1">
            <text:p>0.240710762</text:p>
          </table:table-cell>
          <table:table-cell office:value-type="float" office:value="0.66428698900000005" table:style-name="ce1">
            <text:p>0.664286989</text:p>
          </table:table-cell>
          <table:table-cell office:value-type="float" office:value="1.418885366" table:style-name="ce1">
            <text:p>1.418885366</text:p>
          </table:table-cell>
          <table:table-cell office:value-type="float" office:value="0.80519091499999995" table:style-name="ce1">
            <text:p>0.805190915</text:p>
          </table:table-cell>
          <table:table-cell office:value-type="float" office:value="0.66480400799999995" table:style-name="ce1">
            <text:p>0.664804008</text:p>
          </table:table-cell>
          <table:table-cell office:value-type="float" office:value="0.82662234899999998" table:style-name="ce1">
            <text:p>0.826622349</text:p>
          </table:table-cell>
          <table:table-cell table:number-columns-repeated="16376"/>
        </table:table-row>
        <table:table-row table:style-name="ro1">
          <table:table-cell office:value-type="float" office:value="0.153777258" table:style-name="ce1">
            <text:p>0.153777258</text:p>
          </table:table-cell>
          <table:table-cell office:value-type="float" office:value="0.42280112600000003" table:style-name="ce1">
            <text:p>0.422801126</text:p>
          </table:table-cell>
          <table:table-cell office:value-type="float" office:value="6.76538579999999E-2" table:style-name="ce1">
            <text:p>0.067653858</text:p>
          </table:table-cell>
          <table:table-cell office:value-type="float" office:value="7.83464499999997E-3" table:style-name="ce1">
            <text:p>0.007834645</text:p>
          </table:table-cell>
          <table:table-cell office:value-type="float" office:value="1.6177382890000001" table:style-name="ce1">
            <text:p>1.617738289</text:p>
          </table:table-cell>
          <table:table-cell office:value-type="float" office:value="0.38007561200000001" table:style-name="ce1">
            <text:p>0.380075612</text:p>
          </table:table-cell>
          <table:table-cell office:value-type="float" office:value="0.577515157" table:style-name="ce1">
            <text:p>0.577515157</text:p>
          </table:table-cell>
          <table:table-cell office:value-type="float" office:value="9.1336892999999905E-2" table:style-name="ce1">
            <text:p>0.091336893</text:p>
          </table:table-cell>
          <table:table-cell table:number-columns-repeated="16376"/>
        </table:table-row>
        <table:table-row table:style-name="ro1">
          <table:table-cell office:value-type="float" office:value="0.22132542499999999" table:style-name="ce1">
            <text:p>0.221325425</text:p>
          </table:table-cell>
          <table:table-cell office:value-type="float" office:value="0.33551227500000003" table:style-name="ce1">
            <text:p>0.335512275</text:p>
          </table:table-cell>
          <table:table-cell office:value-type="float" office:value="0.38763876600000002" table:style-name="ce1">
            <text:p>0.387638766</text:p>
          </table:table-cell>
          <table:table-cell office:value-type="float" office:value="0.62247364400000005" table:style-name="ce1">
            <text:p>0.622473644</text:p>
          </table:table-cell>
          <table:table-cell office:value-type="float" office:value="1.712823341" table:style-name="ce1">
            <text:p>1.712823341</text:p>
          </table:table-cell>
          <table:table-cell office:value-type="float" office:value="0.52996287099999995" table:style-name="ce1">
            <text:p>0.529962871</text:p>
          </table:table-cell>
          <table:table-cell office:value-type="float" office:value="1.4748861929999999" table:style-name="ce1">
            <text:p>1.474886193</text:p>
          </table:table-cell>
          <table:table-cell office:value-type="float" office:value="0.133150238" table:style-name="ce1">
            <text:p>0.133150238</text:p>
          </table:table-cell>
          <table:table-cell table:number-columns-repeated="16376"/>
        </table:table-row>
        <table:table-row table:style-name="ro1">
          <table:table-cell office:value-type="float" office:value="0.76991482200000005" table:style-name="ce1">
            <text:p>0.769914822</text:p>
          </table:table-cell>
          <table:table-cell office:value-type="float" office:value="1.2328833109999999" table:style-name="ce1">
            <text:p>1.232883311</text:p>
          </table:table-cell>
          <table:table-cell office:value-type="float" office:value="0.67000737600000004" table:style-name="ce1">
            <text:p>0.670007376</text:p>
          </table:table-cell>
          <table:table-cell office:value-type="float" office:value="0.62899301100000005" table:style-name="ce1">
            <text:p>0.628993011</text:p>
          </table:table-cell>
          <table:table-cell office:value-type="float" office:value="1.453013699" table:style-name="ce1">
            <text:p>1.453013699</text:p>
          </table:table-cell>
          <table:table-cell office:value-type="float" office:value="0.46241470400000001" table:style-name="ce1">
            <text:p>0.462414704</text:p>
          </table:table-cell>
          <table:table-cell office:value-type="float" office:value="2.9010094E-2" table:style-name="ce1">
            <text:p>0.029010094</text:p>
          </table:table-cell>
          <table:table-cell office:value-type="float" office:value="0.88581122599999995" table:style-name="ce1">
            <text:p>0.885811226</text:p>
          </table:table-cell>
          <table:table-cell table:number-columns-repeated="16376"/>
        </table:table-row>
        <table:table-row table:style-name="ro1">
          <table:table-cell office:value-type="float" office:value="0.23662293700000001" table:style-name="ce1">
            <text:p>0.236622937</text:p>
          </table:table-cell>
          <table:table-cell office:value-type="float" office:value="0.55481978600000004" table:style-name="ce1">
            <text:p>0.554819786</text:p>
          </table:table-cell>
          <table:table-cell office:value-type="float" office:value="0.39838895600000002" table:style-name="ce1">
            <text:p>0.398388956</text:p>
          </table:table-cell>
          <table:table-cell office:value-type="float" office:value="0.35145546" table:style-name="ce1">
            <text:p>0.35145546</text:p>
          </table:table-cell>
          <table:table-cell office:value-type="float" office:value="1.210092486" table:style-name="ce1">
            <text:p>1.210092486</text:p>
          </table:table-cell>
          <table:table-cell office:value-type="float" office:value="1.4536549510000001" table:style-name="ce1">
            <text:p>1.453654951</text:p>
          </table:table-cell>
          <table:table-cell office:value-type="float" office:value="0.15432568699999999" table:style-name="ce1">
            <text:p>0.154325687</text:p>
          </table:table-cell>
          <table:table-cell office:value-type="float" office:value="0.53307413999999997" table:style-name="ce1">
            <text:p>0.53307414</text:p>
          </table:table-cell>
          <table:table-cell table:number-columns-repeated="16376"/>
        </table:table-row>
        <table:table-row table:style-name="ro1">
          <table:table-cell office:value-type="float" office:value="0.399923902" table:style-name="ce1">
            <text:p>0.399923902</text:p>
          </table:table-cell>
          <table:table-cell office:value-type="float" office:value="0.457622311" table:style-name="ce1">
            <text:p>0.457622311</text:p>
          </table:table-cell>
          <table:table-cell office:value-type="float" office:value="0.74105862700000003" table:style-name="ce1">
            <text:p>0.741058627</text:p>
          </table:table-cell>
          <table:table-cell office:value-type="float" office:value="0.54084195800000001" table:style-name="ce1">
            <text:p>0.540841958</text:p>
          </table:table-cell>
          <table:table-cell office:value-type="float" office:value="0.85569733299999995" table:style-name="ce1">
            <text:p>0.855697333</text:p>
          </table:table-cell>
          <table:table-cell office:value-type="float" office:value="0.447117192" table:style-name="ce1">
            <text:p>0.447117192</text:p>
          </table:table-cell>
          <table:table-cell office:value-type="float" office:value="0.78463397599999996" table:style-name="ce1">
            <text:p>0.784633976</text:p>
          </table:table-cell>
          <table:table-cell office:value-type="float" office:value="0.73192706299999999" table:style-name="ce1">
            <text:p>0.731927063</text:p>
          </table:table-cell>
          <table:table-cell table:number-columns-repeated="16376"/>
        </table:table-row>
        <table:table-row table:style-name="ro1">
          <table:table-cell office:value-type="float" office:value="0.59877682499999996" table:style-name="ce1">
            <text:p>0.598776825</text:p>
          </table:table-cell>
          <table:table-cell office:value-type="float" office:value="1.0101124100000001" table:style-name="ce1">
            <text:p>1.01011241</text:p>
          </table:table-cell>
          <table:table-cell office:value-type="float" office:value="0.92953749200000002" table:style-name="ce1">
            <text:p>0.929537492</text:p>
          </table:table-cell>
          <table:table-cell office:value-type="float" office:value="0.508784562" table:style-name="ce1">
            <text:p>0.508784562</text:p>
          </table:table-cell>
          <table:table-cell office:value-type="float" office:value="1.2808126360000001" table:style-name="ce1">
            <text:p>1.280812636</text:p>
          </table:table-cell>
          <table:table-cell office:value-type="float" office:value="0.36950145400000001" table:style-name="ce1">
            <text:p>0.369501454</text:p>
          </table:table-cell>
          <table:table-cell office:value-type="float" office:value="0.25681821500000002" table:style-name="ce1">
            <text:p>0.256818215</text:p>
          </table:table-cell>
          <table:table-cell office:value-type="float" office:value="0.82701211500000005" table:style-name="ce1">
            <text:p>0.827012115</text:p>
          </table:table-cell>
          <table:table-cell table:number-columns-repeated="16376"/>
        </table:table-row>
        <table:table-row table:style-name="ro1">
          <table:table-cell office:value-type="float" office:value="0.69386187700000002" table:style-name="ce1">
            <text:p>0.693861877</text:p>
          </table:table-cell>
          <table:table-cell office:value-type="float" office:value="2.3296870000000199E-3" table:style-name="ce1">
            <text:p>0.002329687</text:p>
          </table:table-cell>
          <table:table-cell office:value-type="float" office:value="0.45712089500000003" table:style-name="ce1">
            <text:p>0.457120895</text:p>
          </table:table-cell>
          <table:table-cell office:value-type="float" office:value="0.59607341300000005" table:style-name="ce1">
            <text:p>0.596073413</text:p>
          </table:table-cell>
          <table:table-cell office:value-type="float" office:value="1.1309253770000001" table:style-name="ce1">
            <text:p>1.130925377</text:p>
          </table:table-cell>
          <table:table-cell office:value-type="float" office:value="7.8550430000000004E-2" table:style-name="ce1">
            <text:p>0.07855043</text:p>
          </table:table-cell>
          <table:table-cell office:value-type="float" office:value="1.18571041" table:style-name="ce1">
            <text:p>1.18571041</text:p>
          </table:table-cell>
          <table:table-cell office:value-type="float" office:value="0.56720247300000004" table:style-name="ce1">
            <text:p>0.567202473</text:p>
          </table:table-cell>
          <table:table-cell table:number-columns-repeated="16376"/>
        </table:table-row>
        <table:table-row table:style-name="ro1">
          <table:table-cell office:value-type="float" office:value="0.43405223500000001" table:style-name="ce1">
            <text:p>0.434052235</text:p>
          </table:table-cell>
          <table:table-cell office:value-type="float" office:value="4.7533732000000002E-2" table:style-name="ce1">
            <text:p>0.047533732</text:p>
          </table:table-cell>
          <table:table-cell office:value-type="float" office:value="0.93158568799999997" table:style-name="ce1">
            <text:p>0.931585688</text:p>
          </table:table-cell>
          <table:table-cell office:value-type="float" office:value="0.30129762300000001" table:style-name="ce1">
            <text:p>0.301297623</text:p>
          </table:table-cell>
          <table:table-cell office:value-type="float" office:value="1.1984735440000001" table:style-name="ce1">
            <text:p>1.198473544</text:p>
          </table:table-cell>
          <table:table-cell office:value-type="float" office:value="0.22981419" table:style-name="ce1">
            <text:p>0.22981419</text:p>
          </table:table-cell>
          <table:table-cell office:value-type="float" office:value="0.48729967800000001" table:style-name="ce1">
            <text:p>0.487299678</text:p>
          </table:table-cell>
          <table:table-cell office:value-type="float" office:value="0.32428126000000002" table:style-name="ce1">
            <text:p>0.32428126</text:p>
          </table:table-cell>
          <table:table-cell table:number-columns-repeated="16376"/>
        </table:table-row>
        <table:table-row table:style-name="ro1">
          <table:table-cell office:value-type="float" office:value="0.19113102200000001" table:style-name="ce1">
            <text:p>0.191131022</text:p>
          </table:table-cell>
          <table:table-cell office:value-type="float" office:value="1.0599758290000001" table:style-name="ce1">
            <text:p>1.059975829</text:p>
          </table:table-cell>
          <table:table-cell office:value-type="float" office:value="1.130438611" table:style-name="ce1">
            <text:p>1.130438611</text:p>
          </table:table-cell>
          <table:table-cell office:value-type="float" office:value="6.0504436000000099E-2" table:style-name="ce1">
            <text:p>0.060504436</text:p>
          </table:table-cell>
          <table:table-cell office:value-type="float" office:value="0.20723329700000001" table:style-name="ce1">
            <text:p>0.207233297</text:p>
          </table:table-cell>
          <table:table-cell office:value-type="float" office:value="0.22547843400000001" table:style-name="ce1">
            <text:p>0.225478434</text:p>
          </table:table-cell>
          <table:table-cell office:value-type="float" office:value="0.77825070200000002" table:style-name="ce1">
            <text:p>0.778250702</text:p>
          </table:table-cell>
          <table:table-cell office:value-type="float" office:value="3.01138930000001E-2" table:style-name="ce1">
            <text:p>0.030113893</text:p>
          </table:table-cell>
          <table:table-cell table:number-columns-repeated="16376"/>
        </table:table-row>
        <table:table-row table:style-name="ro1">
          <table:table-cell office:value-type="float" office:value="0.16326413100000001" table:style-name="ce1">
            <text:p>0.163264131</text:p>
          </table:table-cell>
          <table:table-cell office:value-type="float" office:value="0.77898315100000004" table:style-name="ce1">
            <text:p>0.778983151</text:p>
          </table:table-cell>
          <table:table-cell office:value-type="float" office:value="1.2255236629999999" table:style-name="ce1">
            <text:p>1.225523663</text:p>
          </table:table-cell>
          <table:table-cell office:value-type="float" office:value="0.24989093400000001" table:style-name="ce1">
            <text:p>0.249890934</text:p>
          </table:table-cell>
          <table:table-cell office:value-type="float" office:value="1.2137710559999999" table:style-name="ce1">
            <text:p>1.213771056</text:p>
          </table:table-cell>
          <table:table-cell office:value-type="float" office:value="0.83216770799999995" table:style-name="ce1">
            <text:p>0.832167708</text:p>
          </table:table-cell>
          <table:table-cell office:value-type="float" office:value="1.0866153220000001" table:style-name="ce1">
            <text:p>1.086615322</text:p>
          </table:table-cell>
          <table:table-cell office:value-type="float" office:value="0.39500141" table:style-name="ce1">
            <text:p>0.39500141</text:p>
          </table:table-cell>
          <table:table-cell table:number-columns-repeated="16376"/>
        </table:table-row>
        <table:table-row table:style-name="ro1">
          <table:table-cell office:value-type="float" office:value="0.26185117200000002" table:style-name="ce1">
            <text:p>0.261851172</text:p>
          </table:table-cell>
          <table:table-cell office:value-type="float" office:value="0.58959665299999997" table:style-name="ce1">
            <text:p>0.589596653</text:p>
          </table:table-cell>
          <table:table-cell office:value-type="float" office:value="0.96571402100000003" table:style-name="ce1">
            <text:p>0.965714021</text:p>
          </table:table-cell>
          <table:table-cell office:value-type="float" office:value="0.21783353799999999" table:style-name="ce1">
            <text:p>0.217833538</text:p>
          </table:table-cell>
          <table:table-cell office:value-type="float" office:value="0.93005074200000004" table:style-name="ce1">
            <text:p>0.930050742</text:p>
          </table:table-cell>
          <table:table-cell office:value-type="float" office:value="0.56054928800000003" table:style-name="ce1">
            <text:p>0.560549288</text:p>
          </table:table-cell>
          <table:table-cell office:value-type="float" office:value="0.63132269799999996" table:style-name="ce1">
            <text:p>0.631322698</text:p>
          </table:table-cell>
          <table:table-cell office:value-type="float" office:value="0.245114151" table:style-name="ce1">
            <text:p>0.245114151</text:p>
          </table:table-cell>
          <table:table-cell table:number-columns-repeated="16376"/>
        </table:table-row>
        <table:table-row table:style-name="ro1">
          <table:table-cell office:value-type="float" office:value="0.111963913" table:style-name="ce1">
            <text:p>0.111963913</text:p>
          </table:table-cell>
          <table:table-cell office:value-type="float" office:value="0.62165404899999999" table:style-name="ce1">
            <text:p>0.621654049</text:p>
          </table:table-cell>
          <table:table-cell office:value-type="float" office:value="0.72279280800000001" table:style-name="ce1">
            <text:p>0.722792808</text:p>
          </table:table-cell>
          <table:table-cell office:value-type="float" office:value="0.30512238899999999" table:style-name="ce1">
            <text:p>0.305122389</text:p>
          </table:table-cell>
          <table:table-cell office:value-type="float" office:value="0.397875706" table:style-name="ce1">
            <text:p>0.397875706</text:p>
          </table:table-cell>
          <table:table-cell office:value-type="float" office:value="0.90321895900000004" table:style-name="ce1">
            <text:p>0.903218959</text:p>
          </table:table-cell>
          <table:table-cell office:value-type="float" office:value="1.68896884" table:style-name="ce1">
            <text:p>1.68896884</text:p>
          </table:table-cell>
          <table:table-cell office:value-type="float" office:value="0.31266231799999999" table:style-name="ce1">
            <text:p>0.312662318</text:p>
          </table:table-cell>
          <table:table-cell table:number-columns-repeated="16376"/>
        </table:table-row>
        <table:table-row table:style-name="ro1">
          <table:table-cell office:value-type="float" office:value="0.17951207999999999" table:style-name="ce1">
            <text:p>0.17951208</text:p>
          </table:table-cell>
          <table:table-cell office:value-type="float" office:value="0.53436519800000004" table:style-name="ce1">
            <text:p>0.534365198</text:p>
          </table:table-cell>
          <table:table-cell office:value-type="float" office:value="0.36839765499999999" table:style-name="ce1">
            <text:p>0.368397655</text:p>
          </table:table-cell>
          <table:table-cell office:value-type="float" office:value="0.59224864700000002" table:style-name="ce1">
            <text:p>0.592248647</text:p>
          </table:table-cell>
          <table:table-cell office:value-type="float" office:value="0.63909971799999998" table:style-name="ce1">
            <text:p>0.639099718</text:p>
          </table:table-cell>
          <table:table-cell office:value-type="float" office:value="0.76737716" table:style-name="ce1">
            <text:p>0.76737716</text:p>
          </table:table-cell>
          <table:table-cell office:value-type="float" office:value="1.41735042" table:style-name="ce1">
            <text:p>1.41735042</text:p>
          </table:table-cell>
          <table:table-cell office:value-type="float" office:value="0.67857792900000002" table:style-name="ce1">
            <text:p>0.678577929</text:p>
          </table:table-cell>
          <table:table-cell table:number-columns-repeated="16376"/>
        </table:table-row>
        <table:table-row table:style-name="ro1">
          <table:table-cell office:value-type="float" office:value="0.81172816699999994" table:style-name="ce1">
            <text:p>0.811728167</text:p>
          </table:table-cell>
          <table:table-cell office:value-type="float" office:value="1.4317362339999999" table:style-name="ce1">
            <text:p>1.431736234</text:p>
          </table:table-cell>
          <table:table-cell office:value-type="float" office:value="0.79351295799999999" table:style-name="ce1">
            <text:p>0.793512958</text:p>
          </table:table-cell>
          <table:table-cell office:value-type="float" office:value="0.98094803600000002" table:style-name="ce1">
            <text:p>0.980948036</text:p>
          </table:table-cell>
          <table:table-cell office:value-type="float" office:value="0.68882673000000005" table:style-name="ce1">
            <text:p>0.68882673</text:p>
          </table:table-cell>
          <table:table-cell office:value-type="float" office:value="0.33007796700000003" table:style-name="ce1">
            <text:p>0.330077967</text:p>
          </table:table-cell>
          <table:table-cell office:value-type="float" office:value="1.7600200909999999" table:style-name="ce1">
            <text:p>1.760020091</text:p>
          </table:table-cell>
          <table:table-cell office:value-type="float" office:value="0.32795983000000001" table:style-name="ce1">
            <text:p>0.32795983</text:p>
          </table:table-cell>
          <table:table-cell table:number-columns-repeated="16376"/>
        </table:table-row>
        <table:table-row table:style-name="ro1">
          <table:table-cell office:value-type="float" office:value="0.194809592" table:style-name="ce1">
            <text:p>0.194809592</text:p>
          </table:table-cell>
          <table:table-cell office:value-type="float" office:value="0.78835740899999995" table:style-name="ce1">
            <text:p>0.788357409</text:p>
          </table:table-cell>
          <table:table-cell office:value-type="float" office:value="0.643625699" table:style-name="ce1">
            <text:p>0.643625699</text:p>
          </table:table-cell>
          <table:table-cell office:value-type="float" office:value="1.611256325" table:style-name="ce1">
            <text:p>1.611256325</text:p>
          </table:table-cell>
          <table:table-cell office:value-type="float" office:value="1.388706583" table:style-name="ce1">
            <text:p>1.388706583</text:p>
          </table:table-cell>
          <table:table-cell office:value-type="float" office:value="0.204762374" table:style-name="ce1">
            <text:p>0.204762374</text:p>
          </table:table-cell>
          <table:table-cell office:value-type="float" office:value="8.9423971999999602E-2" table:style-name="ce1">
            <text:p>0.089423972</text:p>
          </table:table-cell>
          <table:table-cell office:value-type="float" office:value="1.011126819" table:style-name="ce1">
            <text:p>1.011126819</text:p>
          </table:table-cell>
          <table:table-cell table:number-columns-repeated="16376"/>
        </table:table-row>
        <table:table-row table:style-name="ro1">
          <table:table-cell office:value-type="float" office:value="0.290951024" table:style-name="ce1">
            <text:p>0.290951024</text:p>
          </table:table-cell>
          <table:table-cell office:value-type="float" office:value="0.87406820299999999" table:style-name="ce1">
            <text:p>0.874068203</text:p>
          </table:table-cell>
          <table:table-cell office:value-type="float" office:value="0.71117386599999999" table:style-name="ce1">
            <text:p>0.711173866</text:p>
          </table:table-cell>
          <table:table-cell office:value-type="float" office:value="0.59881422799999995" table:style-name="ce1">
            <text:p>0.598814228</text:p>
          </table:table-cell>
          <table:table-cell office:value-type="float" office:value="1.5875595060000001" table:style-name="ce1">
            <text:p>1.587559506</text:p>
          </table:table-cell>
          <table:table-cell office:value-type="float" office:value="0.425545915" table:style-name="ce1">
            <text:p>0.425545915</text:p>
          </table:table-cell>
          <table:table-cell office:value-type="float" office:value="1.387171637" table:style-name="ce1">
            <text:p>1.387171637</text:p>
          </table:table-cell>
          <table:table-cell office:value-type="float" office:value="1.641435108" table:style-name="ce1">
            <text:p>1.641435108</text:p>
          </table:table-cell>
          <table:table-cell table:number-columns-repeated="16376"/>
        </table:table-row>
        <table:table-row table:style-name="ro1">
          <table:table-cell office:value-type="float" office:value="0.59931564400000004" table:style-name="ce1">
            <text:p>0.599315644</text:p>
          </table:table-cell>
          <table:table-cell office:value-type="float" office:value="0.68468170500000003" table:style-name="ce1">
            <text:p>0.684681705</text:p>
          </table:table-cell>
          <table:table-cell office:value-type="float" office:value="0.28006638099999998" table:style-name="ce1">
            <text:p>0.280066381</text:p>
          </table:table-cell>
          <table:table-cell office:value-type="float" office:value="0.40775854700000003" table:style-name="ce1">
            <text:p>0.407758547</text:p>
          </table:table-cell>
          <table:table-cell office:value-type="float" office:value="1.682644558" table:style-name="ce1">
            <text:p>1.682644558</text:p>
          </table:table-cell>
          <table:table-cell office:value-type="float" office:value="0.47265515800000002" table:style-name="ce1">
            <text:p>0.472655158</text:p>
          </table:table-cell>
          <table:table-cell office:value-type="float" office:value="5.9245188999999997E-2" table:style-name="ce1">
            <text:p>0.059245189</text:p>
          </table:table-cell>
          <table:table-cell office:value-type="float" office:value="1.71932829999999E-2" table:style-name="ce1">
            <text:p>0.017193283</text:p>
          </table:table-cell>
          <table:table-cell table:number-columns-repeated="16376"/>
        </table:table-row>
        <table:table-row table:style-name="ro1">
          <table:table-cell office:value-type="float" office:value="0.14402302" table:style-name="ce1">
            <text:p>0.14402302</text:p>
          </table:table-cell>
          <table:table-cell office:value-type="float" office:value="0.71673910100000005" table:style-name="ce1">
            <text:p>0.716739101</text:p>
          </table:table-cell>
          <table:table-cell office:value-type="float" office:value="0.72647137799999995" table:style-name="ce1">
            <text:p>0.726471378</text:p>
          </table:table-cell>
          <table:table-cell office:value-type="float" office:value="0.60661147000000004" table:style-name="ce1">
            <text:p>0.60661147</text:p>
          </table:table-cell>
          <table:table-cell office:value-type="float" office:value="1.422834916" table:style-name="ce1">
            <text:p>1.422834916</text:p>
          </table:table-cell>
          <table:table-cell office:value-type="float" office:value="0.64808158500000002" table:style-name="ce1">
            <text:p>0.648081585</text:p>
          </table:table-cell>
          <table:table-cell office:value-type="float" office:value="0.33426217699999999" table:style-name="ce1">
            <text:p>0.334262177</text:p>
          </table:table-cell>
          <table:table-cell office:value-type="float" office:value="0.15823314399999999" table:style-name="ce1">
            <text:p>0.158233144</text:p>
          </table:table-cell>
          <table:table-cell table:number-columns-repeated="16376"/>
        </table:table-row>
        <table:table-row table:style-name="ro1">
          <table:table-cell office:value-type="float" office:value="1.201669162" table:style-name="ce1">
            <text:p>1.201669162</text:p>
          </table:table-cell>
          <table:table-cell office:value-type="float" office:value="0.62945024999999999" table:style-name="ce1">
            <text:p>0.62945025</text:p>
          </table:table-cell>
          <table:table-cell office:value-type="float" office:value="0.74807191900000003" table:style-name="ce1">
            <text:p>0.748071919</text:p>
          </table:table-cell>
          <table:table-cell office:value-type="float" office:value="0.70169652199999999" table:style-name="ce1">
            <text:p>0.701696522</text:p>
          </table:table-cell>
          <table:table-cell office:value-type="float" office:value="1.179913703" table:style-name="ce1">
            <text:p>1.179913703</text:p>
          </table:table-cell>
          <table:table-cell office:value-type="float" office:value="0.51446850300000002" table:style-name="ce1">
            <text:p>0.514468503</text:p>
          </table:table-cell>
          <table:table-cell office:value-type="float" office:value="0.50968860400000005" table:style-name="ce1">
            <text:p>0.509688604</text:p>
          </table:table-cell>
          <table:table-cell office:value-type="float" office:value="0.273757741" table:style-name="ce1">
            <text:p>0.273757741</text:p>
          </table:table-cell>
          <table:table-cell table:number-columns-repeated="16376"/>
        </table:table-row>
        <table:table-row table:style-name="ro1">
          <table:table-cell office:value-type="float" office:value="1.2727204130000001" table:style-name="ce1">
            <text:p>1.272720413</text:p>
          </table:table-cell>
          <table:table-cell office:value-type="float" office:value="1.5268212860000001" table:style-name="ce1">
            <text:p>1.526821286</text:p>
          </table:table-cell>
          <table:table-cell office:value-type="float" office:value="0.64063466400000002" table:style-name="ce1">
            <text:p>0.640634664</text:p>
          </table:table-cell>
          <table:table-cell office:value-type="float" office:value="0.44188687999999998" table:style-name="ce1">
            <text:p>0.44188688</text:p>
          </table:table-cell>
          <table:table-cell office:value-type="float" office:value="0.82551854999999996" table:style-name="ce1">
            <text:p>0.82551855</text:p>
          </table:table-cell>
          <table:table-cell office:value-type="float" office:value="0.68989493000000002" table:style-name="ce1">
            <text:p>0.68989493</text:p>
          </table:table-cell>
          <table:table-cell office:value-type="float" office:value="0.52364867500000001" table:style-name="ce1">
            <text:p>0.523648675</text:p>
          </table:table-cell>
          <table:table-cell office:value-type="float" office:value="0.44918416799999999" table:style-name="ce1">
            <text:p>0.449184168</text:p>
          </table:table-cell>
          <table:table-cell table:number-columns-repeated="16376"/>
        </table:table-row>
        <table:table-row table:style-name="ro1">
          <table:table-cell office:value-type="float" office:value="0.30836461999999998" table:style-name="ce1">
            <text:p>0.30836462</text:p>
          </table:table-cell>
          <table:table-cell office:value-type="float" office:value="0.61425856099999998" table:style-name="ce1">
            <text:p>0.614258561</text:p>
          </table:table-cell>
          <table:table-cell office:value-type="float" office:value="0.83948758700000004" table:style-name="ce1">
            <text:p>0.839487587</text:p>
          </table:table-cell>
          <table:table-cell office:value-type="float" office:value="0.19896566700000001" table:style-name="ce1">
            <text:p>0.198965667</text:p>
          </table:table-cell>
          <table:table-cell office:value-type="float" office:value="1.2506338530000001" table:style-name="ce1">
            <text:p>1.250633853</text:p>
          </table:table-cell>
          <table:table-cell office:value-type="float" office:value="0.83875513800000001" table:style-name="ce1">
            <text:p>0.838755138</text:p>
          </table:table-cell>
          <table:table-cell office:value-type="float" office:value="0.699075102" table:style-name="ce1">
            <text:p>0.699075102</text:p>
          </table:table-cell>
          <table:table-cell office:value-type="float" office:value="0.58212236100000003" table:style-name="ce1">
            <text:p>0.582122361</text:p>
          </table:table-cell>
          <table:table-cell table:number-columns-repeated="16376"/>
        </table:table-row>
        <table:table-row table:style-name="ro1">
          <table:table-cell office:value-type="float" office:value="0.146928004" table:style-name="ce1">
            <text:p>0.146928004</text:p>
          </table:table-cell>
          <table:table-cell office:value-type="float" office:value="0.42487206300000002" table:style-name="ce1">
            <text:p>0.424872063</text:p>
          </table:table-cell>
          <table:table-cell office:value-type="float" office:value="0.93457263899999998" table:style-name="ce1">
            <text:p>0.934572639</text:p>
          </table:table-cell>
          <table:table-cell office:value-type="float" office:value="0.15542948600000001" table:style-name="ce1">
            <text:p>0.155429486</text:p>
          </table:table-cell>
          <table:table-cell office:value-type="float" office:value="1.1007465940000001" table:style-name="ce1">
            <text:p>1.100746594</text:p>
          </table:table-cell>
          <table:table-cell office:value-type="float" office:value="1.028141636" table:style-name="ce1">
            <text:p>1.028141636</text:p>
          </table:table-cell>
          <table:table-cell office:value-type="float" office:value="0.49159127899999999" table:style-name="ce1">
            <text:p>0.491591279</text:p>
          </table:table-cell>
          <table:table-cell office:value-type="float" office:value="0.75754878800000003" table:style-name="ce1">
            <text:p>0.757548788</text:p>
          </table:table-cell>
          <table:table-cell table:number-columns-repeated="16376"/>
        </table:table-row>
        <table:table-row table:style-name="ro1">
          <table:table-cell office:value-type="float" office:value="0.91071813800000001" table:style-name="ce1">
            <text:p>0.910718138</text:p>
          </table:table-cell>
          <table:table-cell office:value-type="float" office:value="0.45692945899999998" table:style-name="ce1">
            <text:p>0.456929459</text:p>
          </table:table-cell>
          <table:table-cell office:value-type="float" office:value="0.67476299699999998" table:style-name="ce1">
            <text:p>0.674762997</text:p>
          </table:table-cell>
          <table:table-cell office:value-type="float" office:value="0.26968581699999999" table:style-name="ce1">
            <text:p>0.269685817</text:p>
          </table:table-cell>
          <table:table-cell office:value-type="float" office:value="1.1682947610000001" table:style-name="ce1">
            <text:p>1.168294761</text:p>
          </table:table-cell>
          <table:table-cell office:value-type="float" office:value="0.50449296099999996" table:style-name="ce1">
            <text:p>0.504492961</text:p>
          </table:table-cell>
          <table:table-cell office:value-type="float" office:value="0.57888013000000005" table:style-name="ce1">
            <text:p>0.57888013</text:p>
          </table:table-cell>
          <table:table-cell office:value-type="float" office:value="0.126829737" table:style-name="ce1">
            <text:p>0.126829737</text:p>
          </table:table-cell>
          <table:table-cell table:number-columns-repeated="16376"/>
        </table:table-row>
        <table:table-row table:style-name="ro1">
          <table:table-cell office:value-type="float" office:value="0.98176938899999999" table:style-name="ce1">
            <text:p>0.981769389</text:p>
          </table:table-cell>
          <table:table-cell office:value-type="float" office:value="0.36964060799999998" table:style-name="ce1">
            <text:p>0.369640608</text:p>
          </table:table-cell>
          <table:table-cell office:value-type="float" office:value="0.43184178400000001" table:style-name="ce1">
            <text:p>0.431841784</text:p>
          </table:table-cell>
          <table:table-cell office:value-type="float" office:value="0.119798558" table:style-name="ce1">
            <text:p>0.119798558</text:p>
          </table:table-cell>
          <table:table-cell office:value-type="float" office:value="0.177054514" table:style-name="ce1">
            <text:p>0.177054514</text:p>
          </table:table-cell>
          <table:table-cell office:value-type="float" office:value="0.32906653400000002" table:style-name="ce1">
            <text:p>0.329066534</text:p>
          </table:table-cell>
          <table:table-cell office:value-type="float" office:value="0.31849090600000002" table:style-name="ce1">
            <text:p>0.318490906</text:p>
          </table:table-cell>
          <table:table-cell office:value-type="float" office:value="0.30225616399999999" table:style-name="ce1">
            <text:p>0.302256164</text:p>
          </table:table-cell>
          <table:table-cell table:number-columns-repeated="16376"/>
        </table:table-row>
        <table:table-row table:style-name="ro1">
          <table:table-cell office:value-type="float" office:value="0.19885292299999999" table:style-name="ce1">
            <text:p>0.198852923</text:p>
          </table:table-cell>
          <table:table-cell office:value-type="float" office:value="1.2670116440000001" table:style-name="ce1">
            <text:p>1.267011644</text:p>
          </table:table-cell>
          <table:table-cell office:value-type="float" office:value="7.7446631000000002E-2" table:style-name="ce1">
            <text:p>0.077446631</text:p>
          </table:table-cell>
          <table:table-cell office:value-type="float" office:value="0.18734672499999999" table:style-name="ce1">
            <text:p>0.187346725</text:p>
          </table:table-cell>
          <table:table-cell office:value-type="float" office:value="1.1835922729999999" table:style-name="ce1">
            <text:p>1.183592273</text:p>
          </table:table-cell>
          <table:table-cell office:value-type="float" office:value="0.99608423999999995" table:style-name="ce1">
            <text:p>0.99608424</text:p>
          </table:table-cell>
          <table:table-cell office:value-type="float" office:value="0.66701770599999999" table:style-name="ce1">
            <text:p>0.667017706</text:p>
          </table:table-cell>
          <table:table-cell office:value-type="float" office:value="1.1844758790000001" table:style-name="ce1">
            <text:p>1.184475879</text:p>
          </table:table-cell>
          <table:table-cell table:number-columns-repeated="16376"/>
        </table:table-row>
        <table:table-row table:style-name="ro1">
          <table:table-cell office:value-type="float" office:value="0.29393797500000002" table:style-name="ce1">
            <text:p>0.293937975</text:p>
          </table:table-cell>
          <table:table-cell office:value-type="float" office:value="0.118584983" table:style-name="ce1">
            <text:p>0.118584983</text:p>
          </table:table-cell>
          <table:table-cell office:value-type="float" office:value="0.50256193400000004" table:style-name="ce1">
            <text:p>0.502561934</text:p>
          </table:table-cell>
          <table:table-cell office:value-type="float" office:value="0.80389352199999997" table:style-name="ce1">
            <text:p>0.803893522</text:p>
          </table:table-cell>
          <table:table-cell office:value-type="float" office:value="0.172371681" table:style-name="ce1">
            <text:p>0.172371681</text:p>
          </table:table-cell>
          <table:table-cell office:value-type="float" office:value="1.0833730909999999" table:style-name="ce1">
            <text:p>1.083373091</text:p>
          </table:table-cell>
          <table:table-cell office:value-type="float" office:value="0.75430655700000004" table:style-name="ce1">
            <text:p>0.754306557</text:p>
          </table:table-cell>
          <table:table-cell office:value-type="float" office:value="1.3599023059999999" table:style-name="ce1">
            <text:p>1.359902306</text:p>
          </table:table-cell>
          <table:table-cell table:number-columns-repeated="16376"/>
        </table:table-row>
        <table:table-row table:style-name="ro1">
          <table:table-cell office:value-type="float" office:value="3.4128332999999997E-2" table:style-name="ce1">
            <text:p>0.034128333</text:p>
          </table:table-cell>
          <table:table-cell office:value-type="float" office:value="1.13102708" table:style-name="ce1">
            <text:p>1.13102708</text:p>
          </table:table-cell>
          <table:table-cell office:value-type="float" office:value="0.35267467499999999" table:style-name="ce1">
            <text:p>0.352674675</text:p>
          </table:table-cell>
          <table:table-cell office:value-type="float" office:value="0.202644237" table:style-name="ce1">
            <text:p>0.202644237</text:p>
          </table:table-cell>
          <table:table-cell office:value-type="float" office:value="1.7014817000000002E-2" table:style-name="ce1">
            <text:p>0.017014817</text:p>
          </table:table-cell>
          <table:table-cell office:value-type="float" office:value="0.186002055" table:style-name="ce1">
            <text:p>0.186002055</text:p>
          </table:table-cell>
          <table:table-cell office:value-type="float" office:value="0.14306447899999999" table:style-name="ce1">
            <text:p>0.143064479</text:p>
          </table:table-cell>
          <table:table-cell office:value-type="float" office:value="0.91285745900000004" table:style-name="ce1">
            <text:p>0.912857459</text:p>
          </table:table-cell>
          <table:table-cell table:number-columns-repeated="16376"/>
        </table:table-row>
        <table:table-row table:style-name="ro1">
          <table:table-cell office:value-type="float" office:value="0.20879287999999999" table:style-name="ce1">
            <text:p>0.20879288</text:p>
          </table:table-cell>
          <table:table-cell office:value-type="float" office:value="0.37133734800000001" table:style-name="ce1">
            <text:p>0.371337348</text:p>
          </table:table-cell>
          <table:table-cell office:value-type="float" office:value="0.42022284199999999" table:style-name="ce1">
            <text:p>0.420222842</text:p>
          </table:table-cell>
          <table:table-cell office:value-type="float" office:value="0.22254974199999999" table:style-name="ce1">
            <text:p>0.222549742</text:p>
          </table:table-cell>
          <table:table-cell office:value-type="float" office:value="1.5042579000000099E-2" table:style-name="ce1">
            <text:p>0.015042579</text:p>
          </table:table-cell>
          <table:table-cell office:value-type="float" office:value="0.80857635500000002" table:style-name="ce1">
            <text:p>0.808576355</text:p>
          </table:table-cell>
          <table:table-cell table:style-name="ce1"/>
          <table:table-cell office:value-type="float" office:value="1.0882838859999999" table:style-name="ce1">
            <text:p>1.088283886</text:p>
          </table:table-cell>
          <table:table-cell table:number-columns-repeated="16376"/>
        </table:table-row>
        <table:table-row table:style-name="ro1">
          <table:table-cell office:value-type="float" office:value="0.56318803299999998" table:style-name="ce1">
            <text:p>0.563188033</text:p>
          </table:table-cell>
          <table:table-cell office:value-type="float" office:value="0.18195085" table:style-name="ce1">
            <text:p>0.18195085</text:p>
          </table:table-cell>
          <table:table-cell office:value-type="float" office:value="0.57101740499999998" table:style-name="ce1">
            <text:p>0.571017405</text:p>
          </table:table-cell>
          <table:table-cell office:value-type="float" office:value="0.24786018400000001" table:style-name="ce1">
            <text:p>0.247860184</text:p>
          </table:table-cell>
          <table:table-cell office:value-type="float" office:value="7.2246272E-2" table:style-name="ce1">
            <text:p>0.072246272</text:p>
          </table:table-cell>
          <table:table-cell office:value-type="float" office:value="0.99796285299999998" table:style-name="ce1">
            <text:p>0.997962853</text:p>
          </table:table-cell>
          <table:table-cell table:style-name="ce1"/>
          <table:table-cell office:value-type="float" office:value="1.2555271299999999" table:style-name="ce1">
            <text:p>1.25552713</text:p>
          </table:table-cell>
          <table:table-cell table:number-columns-repeated="16376"/>
        </table:table-row>
        <table:table-row table:style-name="ro1">
          <table:table-cell office:value-type="float" office:value="0.13807273" table:style-name="ce1">
            <text:p>0.13807273</text:p>
          </table:table-cell>
          <table:table-cell office:value-type="float" office:value="0.21400824600000001" table:style-name="ce1">
            <text:p>0.214008246</text:p>
          </table:table-cell>
          <table:table-cell office:value-type="float" office:value="0.435520354" table:style-name="ce1">
            <text:p>0.435520354</text:p>
          </table:table-cell>
          <table:table-cell office:value-type="float" office:value="5.8473685999999997E-2" table:style-name="ce1">
            <text:p>0.058473686</text:p>
          </table:table-cell>
          <table:table-cell office:value-type="float" office:value="0.82512476400000001" table:style-name="ce1">
            <text:p>0.825124764</text:p>
          </table:table-cell>
          <table:table-cell office:value-type="float" office:value="0.96590545699999997" table:style-name="ce1">
            <text:p>0.965905457</text:p>
          </table:table-cell>
          <table:table-cell table:style-name="ce1"/>
          <table:table-cell office:value-type="float" office:value="1.430953557" table:style-name="ce1">
            <text:p>1.430953557</text:p>
          </table:table-cell>
          <table:table-cell table:number-columns-repeated="16376"/>
        </table:table-row>
        <table:table-row table:style-name="ro1">
          <table:table-cell office:value-type="float" office:value="0.28795998900000003" table:style-name="ce1">
            <text:p>0.287959989</text:p>
          </table:table-cell>
          <table:table-cell office:value-type="float" office:value="0.12671939500000001" table:style-name="ce1">
            <text:p>0.126719395</text:p>
          </table:table-cell>
          <table:table-cell office:value-type="float" office:value="1.0564365389999999" table:style-name="ce1">
            <text:p>1.056436539</text:p>
          </table:table-cell>
          <table:table-cell office:value-type="float" office:value="9.0531081999999902E-2" table:style-name="ce1">
            <text:p>0.090531082</text:p>
          </table:table-cell>
          <table:table-cell office:value-type="float" office:value="0.33073509800000001" table:style-name="ce1">
            <text:p>0.330735098</text:p>
          </table:table-cell>
          <table:table-cell office:value-type="float" office:value="1.0531943079999999" table:style-name="ce1">
            <text:p>1.053194308</text:p>
          </table:table-cell>
          <table:table-cell table:style-name="ce1"/>
          <table:table-cell office:value-type="float" office:value="0.415068989" table:style-name="ce1">
            <text:p>0.415068989</text:p>
          </table:table-cell>
          <table:table-cell table:number-columns-repeated="16376"/>
        </table:table-row>
        <table:table-row table:style-name="ro1">
          <table:table-cell office:value-type="float" office:value="0.22041182200000001" table:style-name="ce1">
            <text:p>0.220411822</text:p>
          </table:table-cell>
          <table:table-cell office:value-type="float" office:value="1.0240904310000001" table:style-name="ce1">
            <text:p>1.024090431</text:p>
          </table:table-cell>
          <table:table-cell office:value-type="float" office:value="0.60114391499999997" table:style-name="ce1">
            <text:p>0.601143915</text:p>
          </table:table-cell>
          <table:table-cell office:value-type="float" office:value="3.24223099999998E-3" table:style-name="ce1">
            <text:p>0.003242231</text:p>
          </table:table-cell>
          <table:table-cell office:value-type="float" office:value="0.99719135000000003" table:style-name="ce1">
            <text:p>0.99719135</text:p>
          </table:table-cell>
          <table:table-cell office:value-type="float" office:value="0.15582327200000001" table:style-name="ce1">
            <text:p>0.155823272</text:p>
          </table:table-cell>
          <table:table-cell table:style-name="ce1"/>
          <table:table-cell office:value-type="float" office:value="0.239642562" table:style-name="ce1">
            <text:p>0.239642562</text:p>
          </table:table-cell>
          <table:table-cell table:number-columns-repeated="16376"/>
        </table:table-row>
        <table:table-row table:style-name="ro1">
          <table:table-cell office:value-type="float" office:value="1.2116520690000001" table:style-name="ce1">
            <text:p>1.211652069</text:p>
          </table:table-cell>
          <table:table-cell office:value-type="float" office:value="1.69421949999999E-2" table:style-name="ce1">
            <text:p>0.016942195</text:p>
          </table:table-cell>
          <table:table-cell office:value-type="float" office:value="1.658790057" table:style-name="ce1">
            <text:p>1.658790057</text:p>
          </table:table-cell>
          <table:table-cell office:value-type="float" office:value="0.900613267" table:style-name="ce1">
            <text:p>0.900613267</text:p>
          </table:table-cell>
          <table:table-cell office:value-type="float" office:value="0.78602772200000004" table:style-name="ce1">
            <text:p>0.786027722</text:p>
          </table:table-cell>
          <table:table-cell office:value-type="float" office:value="0.40622360099999999" table:style-name="ce1">
            <text:p>0.406223601</text:p>
          </table:table-cell>
          <table:table-cell table:style-name="ce1"/>
          <table:table-cell office:value-type="float" office:value="8.3805130000000894E-3" table:style-name="ce1">
            <text:p>0.008380513</text:p>
          </table:table-cell>
          <table:table-cell table:number-columns-repeated="16376"/>
        </table:table-row>
        <table:table-row table:style-name="ro1">
          <table:table-cell office:value-type="float" office:value="0.20511430999999999" table:style-name="ce1">
            <text:p>0.20511431</text:p>
          </table:table-cell>
          <table:table-cell office:value-type="float" office:value="0.17244430299999999" table:style-name="ce1">
            <text:p>0.172444303</text:p>
          </table:table-cell>
          <table:table-cell office:value-type="float" office:value="1.7298413079999999" table:style-name="ce1">
            <text:p>1.729841308</text:p>
          </table:table-cell>
          <table:table-cell office:value-type="float" office:value="0.20743244" table:style-name="ce1">
            <text:p>0.20743244</text:p>
          </table:table-cell>
          <table:table-cell office:value-type="float" office:value="0.541898726" table:style-name="ce1">
            <text:p>0.541898726</text:p>
          </table:table-cell>
          <table:table-cell office:value-type="float" office:value="0.92170284700000005" table:style-name="ce1">
            <text:p>0.921702847</text:p>
          </table:table-cell>
          <table:table-cell table:style-name="ce1"/>
          <table:table-cell office:value-type="float" office:value="0.29933153699999998" table:style-name="ce1">
            <text:p>0.299331537</text:p>
          </table:table-cell>
          <table:table-cell table:number-columns-repeated="16376"/>
        </table:table-row>
        <table:table-row table:style-name="ro1">
          <table:table-cell office:value-type="float" office:value="0.45529262399999998" table:style-name="ce1">
            <text:p>0.455292624</text:p>
          </table:table-cell>
          <table:table-cell office:value-type="float" office:value="0.14038690700000001" table:style-name="ce1">
            <text:p>0.140386907</text:p>
          </table:table-cell>
          <table:table-cell office:value-type="float" office:value="0.63030828900000002" table:style-name="ce1">
            <text:p>0.630308289</text:p>
          </table:table-cell>
          <table:table-cell office:value-type="float" office:value="0.39681893800000001" table:style-name="ce1">
            <text:p>0.396818938</text:p>
          </table:table-cell>
          <table:table-cell office:value-type="float" office:value="0.27161842000000003" table:style-name="ce1">
            <text:p>0.27161842</text:p>
          </table:table-cell>
          <table:table-cell office:value-type="float" office:value="0.91439240499999996" table:style-name="ce1">
            <text:p>0.914392405</text:p>
          </table:table-cell>
          <table:table-cell table:style-name="ce1"/>
          <table:table-cell office:value-type="float" office:value="0.60769615700000001" table:style-name="ce1">
            <text:p>0.607696157</text:p>
          </table:table-cell>
          <table:table-cell table:number-columns-repeated="16376"/>
        </table:table-row>
        <table:table-row table:style-name="ro1">
          <table:table-cell office:value-type="float" office:value="0.60235351800000003" table:style-name="ce1">
            <text:p>0.602353518</text:p>
          </table:table-cell>
          <table:table-cell office:value-type="float" office:value="0.22767575800000001" table:style-name="ce1">
            <text:p>0.227675758</text:p>
          </table:table-cell>
          <table:table-cell office:value-type="float" office:value="0.38213380800000002" table:style-name="ce1">
            <text:p>0.382133808</text:p>
          </table:table-cell>
          <table:table-cell office:value-type="float" office:value="0.36476154199999999" table:style-name="ce1">
            <text:p>0.364761542</text:p>
          </table:table-cell>
          <table:table-cell office:value-type="float" office:value="1.599544868" table:style-name="ce1">
            <text:p>1.599544868</text:p>
          </table:table-cell>
          <table:table-cell office:value-type="float" office:value="1.089818832" table:style-name="ce1">
            <text:p>1.089818832</text:p>
          </table:table-cell>
          <table:table-cell table:style-name="ce1"/>
          <table:table-cell office:value-type="float" office:value="0.15240353300000001" table:style-name="ce1">
            <text:p>0.152403533</text:p>
          </table:table-cell>
          <table:table-cell table:number-columns-repeated="16376"/>
        </table:table-row>
        <table:table-row table:style-name="ro1">
          <table:table-cell office:value-type="float" office:value="0.67340476900000001" table:style-name="ce1">
            <text:p>0.673404769</text:p>
          </table:table-cell>
          <table:table-cell office:value-type="float" office:value="0.66969527799999995" table:style-name="ce1">
            <text:p>0.669695278</text:p>
          </table:table-cell>
          <table:table-cell office:value-type="float" office:value="0.33227004399999999" table:style-name="ce1">
            <text:p>0.332270044</text:p>
          </table:table-cell>
          <table:table-cell office:value-type="float" office:value="0.45205039299999999" table:style-name="ce1">
            <text:p>0.452050393</text:p>
          </table:table-cell>
          <table:table-cell office:value-type="float" office:value="0.34266967100000001" table:style-name="ce1">
            <text:p>0.342669671</text:p>
          </table:table-cell>
          <table:table-cell office:value-type="float" office:value="1.1132453280000001" table:style-name="ce1">
            <text:p>1.113245328</text:p>
          </table:table-cell>
          <table:table-cell table:style-name="ce1"/>
          <table:table-cell office:value-type="float" office:value="1.210049675" table:style-name="ce1">
            <text:p>1.210049675</text:p>
          </table:table-cell>
          <table:table-cell table:number-columns-repeated="16376"/>
        </table:table-row>
        <table:table-row table:style-name="ro1">
          <table:table-cell office:value-type="float" office:value="1.0576461420000001" table:style-name="ce1">
            <text:p>1.057646142</text:p>
          </table:table-cell>
          <table:table-cell office:value-type="float" office:value="0.44205749799999999" table:style-name="ce1">
            <text:p>0.442057498</text:p>
          </table:table-cell>
          <table:table-cell office:value-type="float" office:value="0.78756266799999997" table:style-name="ce1">
            <text:p>0.787562668</text:p>
          </table:table-cell>
          <table:table-cell office:value-type="float" office:value="0.44532064300000002" table:style-name="ce1">
            <text:p>0.445320643</text:p>
          </table:table-cell>
          <table:table-cell office:value-type="float" office:value="1.3279264479999999" table:style-name="ce1">
            <text:p>1.327926448</text:p>
          </table:table-cell>
          <table:table-cell office:value-type="float" office:value="1.288671755" table:style-name="ce1">
            <text:p>1.288671755</text:p>
          </table:table-cell>
          <table:table-cell table:style-name="ce1"/>
          <table:table-cell office:value-type="float" office:value="0.93843125500000002" table:style-name="ce1">
            <text:p>0.938431255</text:p>
          </table:table-cell>
          <table:table-cell table:number-columns-repeated="16376"/>
        </table:table-row>
        <table:table-row table:style-name="ro1">
          <table:table-cell office:value-type="float" office:value="1.1286973929999999" table:style-name="ce1">
            <text:p>1.128697393</text:p>
          </table:table-cell>
          <table:table-cell office:value-type="float" office:value="0.292170239" table:style-name="ce1">
            <text:p>0.292170239</text:p>
          </table:table-cell>
          <table:table-cell office:value-type="float" office:value="0.27008347399999999" table:style-name="ce1">
            <text:p>0.270083474</text:p>
          </table:table-cell>
          <table:table-cell office:value-type="float" office:value="0.85021370200000002" table:style-name="ce1">
            <text:p>0.850213702</text:p>
          </table:table-cell>
          <table:table-cell office:value-type="float" office:value="0.80267997000000002" table:style-name="ce1">
            <text:p>0.80267997</text:p>
          </table:table-cell>
          <table:table-cell office:value-type="float" office:value="0.224084688" table:style-name="ce1">
            <text:p>0.224084688</text:p>
          </table:table-cell>
          <table:table-cell table:style-name="ce1"/>
          <table:table-cell office:value-type="float" office:value="1.2811009259999999" table:style-name="ce1">
            <text:p>1.281100926</text:p>
          </table:table-cell>
          <table:table-cell table:number-columns-repeated="16376"/>
        </table:table-row>
        <table:table-row table:style-name="ro1">
          <table:table-cell office:value-type="float" office:value="7.1051251000000107E-2" table:style-name="ce1">
            <text:p>0.071051251</text:p>
          </table:table-cell>
          <table:table-cell office:value-type="float" office:value="0.35971840599999999" table:style-name="ce1">
            <text:p>0.359718406</text:p>
          </table:table-cell>
          <table:table-cell office:value-type="float" office:value="1.53494600000004E-3" table:style-name="ce1">
            <text:p>0.001534946</text:p>
          </table:table-cell>
          <table:table-cell office:value-type="float" office:value="0.66082720399999995" table:style-name="ce1">
            <text:p>0.660827204</text:p>
          </table:table-cell>
          <table:table-cell office:value-type="float" office:value="0.61329347199999995" table:style-name="ce1">
            <text:p>0.613293472</text:p>
          </table:table-cell>
          <table:table-cell office:value-type="float" office:value="1.20833038" table:style-name="ce1">
            <text:p>1.20833038</text:p>
          </table:table-cell>
          <table:table-cell table:style-name="ce1"/>
          <table:table-cell office:value-type="float" office:value="0.38949519300000002" table:style-name="ce1">
            <text:p>0.389495193</text:p>
          </table:table-cell>
          <table:table-cell table:number-columns-repeated="16376"/>
        </table:table-row>
        <table:table-row table:style-name="ro1">
          <table:table-cell office:value-type="float" office:value="9.50850520000001E-2" table:style-name="ce1">
            <text:p>0.095085052</text:p>
          </table:table-cell>
          <table:table-cell office:value-type="float" office:value="0.63152184099999997" table:style-name="ce1">
            <text:p>0.631521841</text:p>
          </table:table-cell>
          <table:table-cell office:value-type="float" office:value="0.34113472500000003" table:style-name="ce1">
            <text:p>0.341134725</text:p>
          </table:table-cell>
          <table:table-cell office:value-type="float" office:value="0.69288459999999996" table:style-name="ce1">
            <text:p>0.6928846</text:p>
          </table:table-cell>
          <table:table-cell office:value-type="float" office:value="0.64535086799999997" table:style-name="ce1">
            <text:p>0.645350868</text:p>
          </table:table-cell>
          <table:table-cell office:value-type="float" office:value="1.3837568069999999" table:style-name="ce1">
            <text:p>1.383756807</text:p>
          </table:table-cell>
          <table:table-cell table:style-name="ce1"/>
          <table:table-cell office:value-type="float" office:value="0.18230306700000001" table:style-name="ce1">
            <text:p>0.182303067</text:p>
          </table:table-cell>
          <table:table-cell table:number-columns-repeated="16376"/>
        </table:table-row>
        <table:table-row table:style-name="ro1">
          <table:table-cell office:value-type="float" office:value="0.16472459" table:style-name="ce1">
            <text:p>0.16472459</text:p>
          </table:table-cell>
          <table:table-cell office:value-type="float" office:value="0.375015918" table:style-name="ce1">
            <text:p>0.375015918</text:p>
          </table:table-cell>
          <table:table-cell office:value-type="float" office:value="1.329461394" table:style-name="ce1">
            <text:p>1.329461394</text:p>
          </table:table-cell>
          <table:table-cell office:value-type="float" office:value="0.60559574900000002" table:style-name="ce1">
            <text:p>0.605595749</text:p>
          </table:table-cell>
          <table:table-cell office:value-type="float" office:value="0.55806201700000002" table:style-name="ce1">
            <text:p>0.558062017</text:p>
          </table:table-cell>
          <table:table-cell office:value-type="float" office:value="0.94852073800000003" table:style-name="ce1">
            <text:p>0.948520738</text:p>
          </table:table-cell>
          <table:table-cell table:style-name="ce1"/>
          <table:table-cell office:value-type="float" office:value="0.44800522199999998" table:style-name="ce1">
            <text:p>0.448005222</text:p>
          </table:table-cell>
          <table:table-cell table:number-columns-repeated="16376"/>
        </table:table-row>
        <table:table-row table:style-name="ro1">
          <table:table-cell office:value-type="float" office:value="0.40764580299999997" table:style-name="ce1">
            <text:p>0.407645803</text:p>
          </table:table-cell>
          <table:table-cell office:value-type="float" office:value="0.25267099999999998" table:style-name="ce1">
            <text:p>0.252671</text:p>
          </table:table-cell>
          <table:table-cell office:value-type="float" office:value="0.53112296699999995" table:style-name="ce1">
            <text:p>0.531122967</text:p>
          </table:table-cell>
          <table:table-cell office:value-type="float" office:value="1.5029667849999999" table:style-name="ce1">
            <text:p>1.502966785</text:p>
          </table:table-cell>
          <table:table-cell office:value-type="float" office:value="1.4554330529999999" table:style-name="ce1">
            <text:p>1.455433053</text:p>
          </table:table-cell>
          <table:table-cell office:value-type="float" office:value="1.1239471649999999" table:style-name="ce1">
            <text:p>1.123947165</text:p>
          </table:table-cell>
          <table:table-cell table:style-name="ce1"/>
          <table:table-cell office:value-type="float" office:value="0.77507702199999995" table:style-name="ce1">
            <text:p>0.775077022</text:p>
          </table:table-cell>
          <table:table-cell table:number-columns-repeated="16376"/>
        </table:table-row>
        <table:table-row table:style-name="ro1">
          <table:table-cell office:value-type="float" office:value="0.76204095599999999" table:style-name="ce1">
            <text:p>0.762040956</text:p>
          </table:table-cell>
          <table:table-cell office:value-type="float" office:value="0.102783741" table:style-name="ce1">
            <text:p>0.102783741</text:p>
          </table:table-cell>
          <table:table-cell office:value-type="float" office:value="0.626208019" table:style-name="ce1">
            <text:p>0.626208019</text:p>
          </table:table-cell>
          <table:table-cell office:value-type="float" office:value="2.3696819000000001E-2" table:style-name="ce1">
            <text:p>0.023696819</text:p>
          </table:table-cell>
          <table:table-cell office:value-type="float" office:value="1.670596119" table:style-name="ce1">
            <text:p>1.670596119</text:p>
          </table:table-cell>
          <table:table-cell office:value-type="float" office:value="1.552011136" table:style-name="ce1">
            <text:p>1.552011136</text:p>
          </table:table-cell>
          <table:table-cell table:style-name="ce1"/>
          <table:table-cell office:value-type="float" office:value="0.649761429" table:style-name="ce1">
            <text:p>0.649761429</text:p>
          </table:table-cell>
          <table:table-cell table:number-columns-repeated="16376"/>
        </table:table-row>
        <table:table-row table:style-name="ro1">
          <table:table-cell office:value-type="float" office:value="0.33692565299999999" table:style-name="ce1">
            <text:p>0.336925653</text:p>
          </table:table-cell>
          <table:table-cell office:value-type="float" office:value="0.170331908" table:style-name="ce1">
            <text:p>0.170331908</text:p>
          </table:table-cell>
          <table:table-cell office:value-type="float" office:value="0.366398377" table:style-name="ce1">
            <text:p>0.366398377</text:p>
          </table:table-cell>
          <table:table-cell office:value-type="float" office:value="0.57859528199999999" table:style-name="ce1">
            <text:p>0.578595282</text:p>
          </table:table-cell>
          <table:table-cell office:value-type="float" office:value="0.12450005" table:style-name="ce1">
            <text:p>0.12450005</text:p>
          </table:table-cell>
          <table:table-cell office:value-type="float" office:value="0.70559952500000001" table:style-name="ce1">
            <text:p>0.705599525</text:p>
          </table:table-cell>
          <table:table-cell table:style-name="ce1"/>
          <table:table-cell office:value-type="float" office:value="1.9453140000000001E-2" table:style-name="ce1">
            <text:p>0.01945314</text:p>
          </table:table-cell>
          <table:table-cell table:number-columns-repeated="16376"/>
        </table:table-row>
        <table:table-row table:style-name="ro1">
          <table:table-cell office:value-type="float" office:value="0.48681291199999999" table:style-name="ce1">
            <text:p>0.486812912</text:p>
          </table:table-cell>
          <table:table-cell office:value-type="float" office:value="0.82090833900000004" table:style-name="ce1">
            <text:p>0.820908339</text:p>
          </table:table-cell>
          <table:table-cell office:value-type="float" office:value="0.123477164" table:style-name="ce1">
            <text:p>0.123477164</text:p>
          </table:table-cell>
          <table:table-cell office:value-type="float" office:value="0.38920878399999997" table:style-name="ce1">
            <text:p>0.389208784</text:p>
          </table:table-cell>
          <table:table-cell office:value-type="float" office:value="0.29992647700000002" table:style-name="ce1">
            <text:p>0.299926477</text:p>
          </table:table-cell>
          <table:table-cell office:value-type="float" office:value="0.881025952" table:style-name="ce1">
            <text:p>0.881025952</text:p>
          </table:table-cell>
          <table:table-cell table:style-name="ce1"/>
          <table:table-cell office:value-type="float" office:value="4.7056087999999899E-2" table:style-name="ce1">
            <text:p>0.047056088</text:p>
          </table:table-cell>
          <table:table-cell table:number-columns-repeated="16376"/>
        </table:table-row>
        <table:table-row table:style-name="ro1">
          <table:table-cell office:value-type="float" office:value="0.41926474499999999" table:style-name="ce1">
            <text:p>0.419264745</text:p>
          </table:table-cell>
          <table:table-cell office:value-type="float" office:value="0.18562941999999999" table:style-name="ce1">
            <text:p>0.18562942</text:p>
          </table:table-cell>
          <table:table-cell office:value-type="float" office:value="0.23091798899999999" table:style-name="ce1">
            <text:p>0.230917989</text:p>
          </table:table-cell>
          <table:table-cell office:value-type="float" office:value="0.42126617999999999" table:style-name="ce1">
            <text:p>0.42126618</text:p>
          </table:table-cell>
          <table:table-cell table:style-name="ce1"/>
          <table:table-cell office:value-type="float" office:value="0.35120437199999999" table:style-name="ce1">
            <text:p>0.351204372</text:p>
          </table:table-cell>
          <table:table-cell table:style-name="ce1"/>
          <table:table-cell office:value-type="float" office:value="0.14233040999999999" table:style-name="ce1">
            <text:p>0.14233041</text:p>
          </table:table-cell>
          <table:table-cell table:number-columns-repeated="16376"/>
        </table:table-row>
        <table:table-row table:style-name="ro1">
          <table:table-cell office:value-type="float" office:value="1.4105049919999999" table:style-name="ce1">
            <text:p>1.410504992</text:p>
          </table:table-cell>
          <table:table-cell office:value-type="float" office:value="0.28472839599999999" table:style-name="ce1">
            <text:p>0.284728396</text:p>
          </table:table-cell>
          <table:table-cell office:value-type="float" office:value="0.19419731400000001" table:style-name="ce1">
            <text:p>0.194197314</text:p>
          </table:table-cell>
          <table:table-cell office:value-type="float" office:value="0.33397732899999999" table:style-name="ce1">
            <text:p>0.333977329</text:p>
          </table:table-cell>
          <table:table-cell table:style-name="ce1"/>
          <table:table-cell office:value-type="float" office:value="0.52663079899999998" table:style-name="ce1">
            <text:p>0.526630799</text:p>
          </table:table-cell>
          <table:table-cell table:style-name="ce1"/>
          <table:table-cell office:value-type="float" office:value="0.38131826499999999" table:style-name="ce1">
            <text:p>0.381318265</text:p>
          </table:table-cell>
          <table:table-cell table:number-columns-repeated="16376"/>
        </table:table-row>
        <table:table-row table:style-name="ro1">
          <table:table-cell office:value-type="float" office:value="0.40396723299999998" table:style-name="ce1">
            <text:p>0.403967233</text:p>
          </table:table-cell>
          <table:table-cell office:value-type="float" office:value="0.19743954499999999" table:style-name="ce1">
            <text:p>0.197439545</text:p>
          </table:table-cell>
          <table:table-cell office:value-type="float" office:value="4.4310055000000098E-2" table:style-name="ce1">
            <text:p>0.044310055</text:p>
          </table:table-cell>
          <table:table-cell office:value-type="float" office:value="1.2313483649999999" table:style-name="ce1">
            <text:p>1.231348365</text:p>
          </table:table-cell>
          <table:table-cell table:style-name="ce1"/>
          <table:table-cell office:value-type="float" office:value="0.77631967499999999" table:style-name="ce1">
            <text:p>0.776319675</text:p>
          </table:table-cell>
          <table:table-cell table:style-name="ce1"/>
          <table:table-cell office:value-type="float" office:value="0.55674469199999999" table:style-name="ce1">
            <text:p>0.556744692</text:p>
          </table:table-cell>
          <table:table-cell table:number-columns-repeated="16376"/>
        </table:table-row>
        <table:table-row table:style-name="ro1">
          <table:table-cell office:value-type="float" office:value="0.25980964200000001" table:style-name="ce1">
            <text:p>0.259809642</text:p>
          </table:table-cell>
          <table:table-cell office:value-type="float" office:value="1.0948105809999999" table:style-name="ce1">
            <text:p>1.094810581</text:p>
          </table:table-cell>
          <table:table-cell office:value-type="float" office:value="0.11185822199999999" table:style-name="ce1">
            <text:p>0.111858222</text:p>
          </table:table-cell>
          <table:table-cell office:value-type="float" office:value="7.1388233000000204E-2" table:style-name="ce1">
            <text:p>0.071388233</text:p>
          </table:table-cell>
          <table:table-cell table:style-name="ce1"/>
          <table:table-cell office:value-type="float" office:value="0.95174610199999998" table:style-name="ce1">
            <text:p>0.951746102</text:p>
          </table:table-cell>
          <table:table-cell table:style-name="ce1"/>
          <table:table-cell office:value-type="float" office:value="0.110273014" table:style-name="ce1">
            <text:p>0.110273014</text:p>
          </table:table-cell>
          <table:table-cell table:number-columns-repeated="16376"/>
        </table:table-row>
        <table:table-row table:style-name="ro1">
          <table:table-cell office:value-type="float" office:value="0.50273085500000003" table:style-name="ce1">
            <text:p>0.502730855</text:p>
          </table:table-cell>
          <table:table-cell office:value-type="float" office:value="0.134841137" table:style-name="ce1">
            <text:p>0.134841137</text:p>
          </table:table-cell>
          <table:table-cell office:value-type="float" office:value="0.87938202499999996" table:style-name="ce1">
            <text:p>0.879382025</text:p>
          </table:table-cell>
          <table:table-cell office:value-type="float" office:value="0.18842140900000001" table:style-name="ce1">
            <text:p>0.188421409</text:p>
          </table:table-cell>
          <table:table-cell table:style-name="ce1"/>
          <table:table-cell office:value-type="float" office:value="0.62643241599999999" table:style-name="ce1">
            <text:p>0.626432416</text:p>
          </table:table-cell>
          <table:table-cell table:style-name="ce1"/>
          <table:table-cell office:value-type="float" office:value="0.197561865" table:style-name="ce1">
            <text:p>0.197561865</text:p>
          </table:table-cell>
          <table:table-cell table:number-columns-repeated="16376"/>
        </table:table-row>
        <table:table-row table:style-name="ro1">
          <table:table-cell office:value-type="float" office:value="0.85712600800000005" table:style-name="ce1">
            <text:p>0.857126008</text:p>
          </table:table-cell>
          <table:table-cell office:value-type="float" office:value="4.75522860000002E-2" table:style-name="ce1">
            <text:p>0.047552286</text:p>
          </table:table-cell>
          <table:table-cell office:value-type="float" office:value="0.12715573399999999" table:style-name="ce1">
            <text:p>0.127155734</text:p>
          </table:table-cell>
          <table:table-cell office:value-type="float" office:value="0.43134262200000001" table:style-name="ce1">
            <text:p>0.431342622</text:p>
          </table:table-cell>
          <table:table-cell table:style-name="ce1"/>
          <table:table-cell office:value-type="float" office:value="0.69398058299999998" table:style-name="ce1">
            <text:p>0.693980583</text:p>
          </table:table-cell>
          <table:table-cell table:style-name="ce1"/>
          <table:table-cell office:value-type="float" office:value="0.69980917099999995" table:style-name="ce1">
            <text:p>0.699809171</text:p>
          </table:table-cell>
          <table:table-cell table:number-columns-repeated="16376"/>
        </table:table-row>
        <table:table-row table:style-name="ro1">
          <table:table-cell office:value-type="float" office:value="0.43201070499999999" table:style-name="ce1">
            <text:p>0.432010705</text:p>
          </table:table-cell>
          <table:table-cell office:value-type="float" office:value="0.94492332199999995" table:style-name="ce1">
            <text:p>0.944923322</text:p>
          </table:table-cell>
          <table:table-cell office:value-type="float" office:value="0.98641559099999998" table:style-name="ce1">
            <text:p>0.986415591</text:p>
          </table:table-cell>
          <table:table-cell office:value-type="float" office:value="0.78573777499999997" table:style-name="ce1">
            <text:p>0.785737775</text:p>
          </table:table-cell>
          <table:table-cell table:style-name="ce1"/>
          <table:table-cell office:value-type="float" office:value="0.29725966399999998" table:style-name="ce1">
            <text:p>0.297259664</text:p>
          </table:table-cell>
          <table:table-cell table:style-name="ce1"/>
          <table:table-cell office:value-type="float" office:value="3.0178782999999799E-2" table:style-name="ce1">
            <text:p>0.030178783</text:p>
          </table:table-cell>
          <table:table-cell table:number-columns-repeated="16376"/>
        </table:table-row>
        <table:table-row table:style-name="ro1">
          <table:table-cell office:value-type="float" office:value="0.58189796400000005" table:style-name="ce1">
            <text:p>0.581897964</text:p>
          </table:table-cell>
          <table:table-cell office:value-type="float" office:value="0.53956903899999997" table:style-name="ce1">
            <text:p>0.539569039</text:p>
          </table:table-cell>
          <table:table-cell office:value-type="float" office:value="1.081500643" table:style-name="ce1">
            <text:p>1.081500643</text:p>
          </table:table-cell>
          <table:table-cell office:value-type="float" office:value="0.36062247200000003" table:style-name="ce1">
            <text:p>0.360622472</text:p>
          </table:table-cell>
          <table:table-cell table:style-name="ce1"/>
          <table:table-cell office:value-type="float" office:value="0.70927809500000005" table:style-name="ce1">
            <text:p>0.709278095</text:p>
          </table:table-cell>
          <table:table-cell table:style-name="ce1"/>
          <table:table-cell office:value-type="float" office:value="0.50663385800000005" table:style-name="ce1">
            <text:p>0.506633858</text:p>
          </table:table-cell>
          <table:table-cell table:number-columns-repeated="16376"/>
        </table:table-row>
        <table:table-row table:style-name="ro1">
          <table:table-cell office:value-type="float" office:value="0.51434979700000005" table:style-name="ce1">
            <text:p>0.514349797</text:p>
          </table:table-cell>
          <table:table-cell office:value-type="float" office:value="0.20238930399999999" table:style-name="ce1">
            <text:p>0.202389304</text:p>
          </table:table-cell>
          <table:table-cell office:value-type="float" office:value="0.82169100100000003" table:style-name="ce1">
            <text:p>0.821691001</text:p>
          </table:table-cell>
          <table:table-cell office:value-type="float" office:value="0.51050973099999997" table:style-name="ce1">
            <text:p>0.510509731</text:p>
          </table:table-cell>
          <table:table-cell table:style-name="ce1"/>
          <table:table-cell office:value-type="float" office:value="0.80185884299999999" table:style-name="ce1">
            <text:p>0.801858843</text:p>
          </table:table-cell>
          <table:table-cell table:style-name="ce1"/>
          <table:table-cell office:value-type="float" office:value="0.68206028500000004" table:style-name="ce1">
            <text:p>0.682060285</text:p>
          </table:table-cell>
          <table:table-cell table:number-columns-repeated="16376"/>
        </table:table-row>
        <table:table-row table:style-name="ro1">
          <table:table-cell office:value-type="float" office:value="1.5055900440000001" table:style-name="ce1">
            <text:p>1.505590044</text:p>
          </table:table-cell>
          <table:table-cell office:value-type="float" office:value="0.11510045300000001" table:style-name="ce1">
            <text:p>0.115100453</text:p>
          </table:table-cell>
          <table:table-cell office:value-type="float" office:value="0.57876978800000001" table:style-name="ce1">
            <text:p>0.578769788</text:p>
          </table:table-cell>
          <table:table-cell office:value-type="float" office:value="0.44296156399999997" table:style-name="ce1">
            <text:p>0.442961564</text:p>
          </table:table-cell>
          <table:table-cell table:style-name="ce1"/>
          <table:table-cell office:value-type="float" office:value="0.86940700999999998" table:style-name="ce1">
            <text:p>0.86940701</text:p>
          </table:table-cell>
          <table:table-cell table:style-name="ce1"/>
          <table:table-cell office:value-type="float" office:value="1.1369421470000001" table:style-name="ce1">
            <text:p>1.136942147</text:p>
          </table:table-cell>
          <table:table-cell table:number-columns-repeated="16376"/>
        </table:table-row>
        <table:table-row table:style-name="ro1">
          <table:table-cell office:value-type="float" office:value="0.49905228499999998" table:style-name="ce1">
            <text:p>0.499052285</text:p>
          </table:table-cell>
          <table:table-cell office:value-type="float" office:value="1.0124714889999999" table:style-name="ce1">
            <text:p>1.012471489</text:p>
          </table:table-cell>
          <table:table-cell office:value-type="float" office:value="0.22437463499999999" table:style-name="ce1">
            <text:p>0.224374635</text:p>
          </table:table-cell>
          <table:table-cell office:value-type="float" office:value="1.4342018110000001" table:style-name="ce1">
            <text:p>1.434201811</text:p>
          </table:table-cell>
          <table:table-cell table:style-name="ce1"/>
          <table:table-cell office:value-type="float" office:value="0.121833237" table:style-name="ce1">
            <text:p>0.121833237</text:p>
          </table:table-cell>
          <table:table-cell table:style-name="ce1"/>
          <table:table-cell office:value-type="float" office:value="1.312368574" table:style-name="ce1">
            <text:p>1.312368574</text:p>
          </table:table-cell>
          <table:table-cell table:number-columns-repeated="16376"/>
        </table:table-row>
        <table:table-row table:style-name="ro1">
          <table:table-cell office:value-type="float" office:value="0.242921213" table:style-name="ce1">
            <text:p>0.242921213</text:p>
          </table:table-cell>
          <table:table-cell office:value-type="float" office:value="0.78885094300000003" table:style-name="ce1">
            <text:p>0.788850943</text:p>
          </table:table-cell>
          <table:table-cell office:value-type="float" office:value="0.64948993799999999" table:style-name="ce1">
            <text:p>0.649489938</text:p>
          </table:table-cell>
          <table:table-cell office:value-type="float" office:value="0.42766405200000002" table:style-name="ce1">
            <text:p>0.427664052</text:p>
          </table:table-cell>
          <table:table-cell table:style-name="ce1"/>
          <table:table-cell office:value-type="float" office:value="0.88470452200000005" table:style-name="ce1">
            <text:p>0.884704522</text:p>
          </table:table-cell>
          <table:table-cell table:style-name="ce1"/>
          <table:table-cell office:value-type="float" office:value="0.53220765400000003" table:style-name="ce1">
            <text:p>0.532207654</text:p>
          </table:table-cell>
          <table:table-cell table:number-columns-repeated="16376"/>
        </table:table-row>
        <table:table-row table:style-name="ro1">
          <table:table-cell office:value-type="float" office:value="0.59731636600000004" table:style-name="ce1">
            <text:p>0.597316366</text:p>
          </table:table-cell>
          <table:table-cell office:value-type="float" office:value="0.87613979399999997" table:style-name="ce1">
            <text:p>0.876139794</text:p>
          </table:table-cell>
          <table:table-cell office:value-type="float" office:value="0.49960267899999999" table:style-name="ce1">
            <text:p>0.499602679</text:p>
          </table:table-cell>
          <table:table-cell office:value-type="float" office:value="0.921264953" table:style-name="ce1">
            <text:p>0.921264953</text:p>
          </table:table-cell>
          <table:table-cell table:number-columns-repeated="3" table:style-name="ce1"/>
          <table:table-cell office:value-type="float" office:value="1.1625159430000001" table:style-name="ce1">
            <text:p>1.162515943</text:p>
          </table:table-cell>
          <table:table-cell table:number-columns-repeated="16376"/>
        </table:table-row>
        <table:table-row table:style-name="ro1">
          <table:table-cell office:value-type="float" office:value="0.17220106299999999" table:style-name="ce1">
            <text:p>0.172201063</text:p>
          </table:table-cell>
          <table:table-cell office:value-type="float" office:value="2.1231242000000001E-2" table:style-name="ce1">
            <text:p>0.021231242</text:p>
          </table:table-cell>
          <table:table-cell office:value-type="float" office:value="0.56715084599999999" table:style-name="ce1">
            <text:p>0.567150846</text:p>
          </table:table-cell>
          <table:table-cell office:value-type="float" office:value="0.73187845500000004" table:style-name="ce1">
            <text:p>0.731878455</text:p>
          </table:table-cell>
          <table:table-cell table:number-columns-repeated="3" table:style-name="ce1"/>
          <table:table-cell office:value-type="float" office:value="1.1632511029999999" table:style-name="ce1">
            <text:p>1.163251103</text:p>
          </table:table-cell>
          <table:table-cell table:number-columns-repeated="16376"/>
        </table:table-row>
        <table:table-row table:style-name="ro1">
          <table:table-cell office:value-type="float" office:value="0.32208832199999998" table:style-name="ce1">
            <text:p>0.322088322</text:p>
          </table:table-cell>
          <table:table-cell office:value-type="float" office:value="0.21768681600000001" table:style-name="ce1">
            <text:p>0.217686816</text:p>
          </table:table-cell>
          <table:table-cell office:value-type="float" office:value="0.42408940099999998" table:style-name="ce1">
            <text:p>0.424089401</text:p>
          </table:table-cell>
          <table:table-cell office:value-type="float" office:value="0.76393585100000005" table:style-name="ce1">
            <text:p>0.763935851</text:p>
          </table:table-cell>
          <table:table-cell table:number-columns-repeated="3" table:style-name="ce1"/>
          <table:table-cell office:value-type="float" office:value="1.630709465" table:style-name="ce1">
            <text:p>1.630709465</text:p>
          </table:table-cell>
          <table:table-cell table:number-columns-repeated="16376"/>
        </table:table-row>
        <table:table-row table:style-name="ro1">
          <table:table-cell office:value-type="float" office:value="0.25454015499999999" table:style-name="ce1">
            <text:p>0.254540155</text:p>
          </table:table-cell>
          <table:table-cell office:value-type="float" office:value="0.130397965" table:style-name="ce1">
            <text:p>0.130397965</text:p>
          </table:table-cell>
          <table:table-cell office:value-type="float" office:value="0.58244835800000005" table:style-name="ce1">
            <text:p>0.582448358</text:p>
          </table:table-cell>
          <table:table-cell office:value-type="float" office:value="0.676647" table:style-name="ce1">
            <text:p>0.676647</text:p>
          </table:table-cell>
          <table:table-cell table:number-columns-repeated="3" table:style-name="ce1"/>
          <table:table-cell office:value-type="float" office:value="0.39851154799999999" table:style-name="ce1">
            <text:p>0.398511548</text:p>
          </table:table-cell>
          <table:table-cell table:number-columns-repeated="16376"/>
        </table:table-row>
        <table:table-row table:style-name="ro1">
          <table:table-cell office:value-type="float" office:value="1.2457804020000001" table:style-name="ce1">
            <text:p>1.245780402</text:p>
          </table:table-cell>
          <table:table-cell office:value-type="float" office:value="1.027769001" table:style-name="ce1">
            <text:p>1.027769001</text:p>
          </table:table-cell>
          <table:table-cell office:value-type="float" office:value="7.1230551000000003E-2" table:style-name="ce1">
            <text:p>0.071230551</text:p>
          </table:table-cell>
          <table:table-cell office:value-type="float" office:value="1.574018036" table:style-name="ce1">
            <text:p>1.574018036</text:p>
          </table:table-cell>
          <table:table-cell table:number-columns-repeated="3" table:style-name="ce1"/>
          <table:table-cell office:value-type="float" office:value="0.107560524" table:style-name="ce1">
            <text:p>0.107560524</text:p>
          </table:table-cell>
          <table:table-cell table:number-columns-repeated="16376"/>
        </table:table-row>
        <table:table-row table:style-name="ro1">
          <table:table-cell office:value-type="float" office:value="0.239242643" table:style-name="ce1">
            <text:p>0.239242643</text:p>
          </table:table-cell>
          <table:table-cell table:style-name="ce1"/>
          <table:table-cell office:value-type="float" office:value="2.3854501000000101E-2" table:style-name="ce1">
            <text:p>0.023854501</text:p>
          </table:table-cell>
          <table:table-cell office:value-type="float" office:value="0.74933116600000005" table:style-name="ce1">
            <text:p>0.749331166</text:p>
          </table:table-cell>
          <table:table-cell table:number-columns-repeated="3" table:style-name="ce1"/>
          <table:table-cell office:value-type="float" office:value="0.20080409599999999" table:style-name="ce1">
            <text:p>0.200804096</text:p>
          </table:table-cell>
          <table:table-cell table:number-columns-repeated="16376"/>
        </table:table-row>
        <table:table-row table:style-name="ro1">
          <table:table-cell office:value-type="float" office:value="0.35439515300000002" table:style-name="ce1">
            <text:p>0.354395153</text:p>
          </table:table-cell>
          <table:table-cell table:style-name="ce1"/>
          <table:table-cell office:value-type="float" office:value="0.23595514100000001" table:style-name="ce1">
            <text:p>0.235955141</text:p>
          </table:table-cell>
          <table:table-cell office:value-type="float" office:value="0.93871766400000001" table:style-name="ce1">
            <text:p>0.938717664</text:p>
          </table:table-cell>
          <table:table-cell table:number-columns-repeated="3" table:style-name="ce1"/>
          <table:table-cell office:value-type="float" office:value="0.25448852799999999" table:style-name="ce1">
            <text:p>0.254488528</text:p>
          </table:table-cell>
          <table:table-cell table:number-columns-repeated="16376"/>
        </table:table-row>
        <table:table-row table:style-name="ro1">
          <table:table-cell office:value-type="float" office:value="7.0720150000000107E-2" table:style-name="ce1">
            <text:p>0.07072015</text:p>
          </table:table-cell>
          <table:table-cell table:style-name="ce1"/>
          <table:table-cell office:value-type="float" office:value="0.478876354" table:style-name="ce1">
            <text:p>0.478876354</text:p>
          </table:table-cell>
          <table:table-cell office:value-type="float" office:value="0.90666026799999999" table:style-name="ce1">
            <text:p>0.906660268</text:p>
          </table:table-cell>
          <table:table-cell table:number-columns-repeated="3" table:style-name="ce1"/>
          <table:table-cell office:value-type="float" office:value="0.80315761399999996" table:style-name="ce1">
            <text:p>0.803157614</text:p>
          </table:table-cell>
          <table:table-cell table:number-columns-repeated="16376"/>
        </table:table-row>
        <table:table-row table:style-name="ro1">
          <table:table-cell office:value-type="float" office:value="7.9167109000000097E-2" table:style-name="ce1">
            <text:p>0.079167109</text:p>
          </table:table-cell>
          <table:table-cell table:style-name="ce1"/>
          <table:table-cell office:value-type="float" office:value="0.83327150699999997" table:style-name="ce1">
            <text:p>0.833271507</text:p>
          </table:table-cell>
          <table:table-cell office:value-type="float" office:value="0.99394911900000005" table:style-name="ce1">
            <text:p>0.993949119</text:p>
          </table:table-cell>
          <table:table-cell table:number-columns-repeated="3" table:style-name="ce1"/>
          <table:table-cell office:value-type="float" office:value="0.53153919400000005" table:style-name="ce1">
            <text:p>0.531539194</text:p>
          </table:table-cell>
          <table:table-cell table:number-columns-repeated="16376"/>
        </table:table-row>
        <table:table-row table:style-name="ro1">
          <table:table-cell office:value-type="float" office:value="1.1618942000000101E-2" table:style-name="ce1">
            <text:p>0.011618942</text:p>
          </table:table-cell>
          <table:table-cell table:style-name="ce1"/>
          <table:table-cell office:value-type="float" office:value="0.40815620400000002" table:style-name="ce1">
            <text:p>0.408156204</text:p>
          </table:table-cell>
          <table:table-cell office:value-type="float" office:value="9.65780830000003E-2" table:style-name="ce1">
            <text:p>0.096578083</text:p>
          </table:table-cell>
          <table:table-cell table:number-columns-repeated="3" table:style-name="ce1"/>
          <table:table-cell office:value-type="float" office:value="0.87420886499999995" table:style-name="ce1">
            <text:p>0.874208865</text:p>
          </table:table-cell>
          <table:table-cell table:number-columns-repeated="16376"/>
        </table:table-row>
        <table:table-row table:style-name="ro1">
          <table:table-cell office:value-type="float" office:value="1.002859189" table:style-name="ce1">
            <text:p>1.002859189</text:p>
          </table:table-cell>
          <table:table-cell table:style-name="ce1"/>
          <table:table-cell office:value-type="float" office:value="0.55804346299999996" table:style-name="ce1">
            <text:p>0.558043463</text:p>
          </table:table-cell>
          <table:table-cell table:number-columns-repeated="4" table:style-name="ce1"/>
          <table:table-cell office:value-type="float" office:value="0.79638725399999999" table:style-name="ce1">
            <text:p>0.796387254</text:p>
          </table:table-cell>
          <table:table-cell table:number-columns-repeated="16376"/>
        </table:table-row>
        <table:table-row table:style-name="ro1">
          <table:table-cell office:value-type="float" office:value="3.6785699999999401E-3" table:style-name="ce1">
            <text:p>0.00367857</text:p>
          </table:table-cell>
          <table:table-cell table:style-name="ce1"/>
          <table:table-cell office:value-type="float" office:value="0.49049529600000003" table:style-name="ce1">
            <text:p>0.490495296</text:p>
          </table:table-cell>
          <table:table-cell table:number-columns-repeated="4" table:style-name="ce1"/>
          <table:table-cell office:value-type="float" office:value="0.47431417799999998" table:style-name="ce1">
            <text:p>0.474314178</text:p>
          </table:table-cell>
          <table:table-cell table:number-columns-repeated="16376"/>
        </table:table-row>
        <table:table-row table:style-name="ro1">
          <table:table-cell office:value-type="float" office:value="0.425115303" table:style-name="ce1">
            <text:p>0.425115303</text:p>
          </table:table-cell>
          <table:table-cell table:style-name="ce1"/>
          <table:table-cell office:value-type="float" office:value="1.4817355430000001" table:style-name="ce1">
            <text:p>1.481735543</text:p>
          </table:table-cell>
          <table:table-cell table:number-columns-repeated="4" table:style-name="ce1"/>
          <table:table-cell office:value-type="float" office:value="0.29888775099999998" table:style-name="ce1">
            <text:p>0.298887751</text:p>
          </table:table-cell>
          <table:table-cell table:number-columns-repeated="16376"/>
        </table:table-row>
        <table:table-row table:style-name="ro1">
          <table:table-cell office:value-type="float" office:value="0.27522804400000001" table:style-name="ce1">
            <text:p>0.275228044</text:p>
          </table:table-cell>
          <table:table-cell table:style-name="ce1"/>
          <table:table-cell office:value-type="float" office:value="0.47519778400000001" table:style-name="ce1">
            <text:p>0.475197784</text:p>
          </table:table-cell>
          <table:table-cell table:number-columns-repeated="4" table:style-name="ce1"/>
          <table:table-cell office:value-type="float" office:value="0.44874038199999999" table:style-name="ce1">
            <text:p>0.448740382</text:p>
          </table:table-cell>
          <table:table-cell table:number-columns-repeated="16376"/>
        </table:table-row>
        <table:table-row table:style-name="ro1">
          <table:table-cell office:value-type="float" office:value="0.342776211" table:style-name="ce1">
            <text:p>0.342776211</text:p>
          </table:table-cell>
          <table:table-cell table:style-name="ce1"/>
          <table:table-cell office:value-type="float" office:value="0.200387869" table:style-name="ce1">
            <text:p>0.200387869</text:p>
          </table:table-cell>
          <table:table-cell table:number-columns-repeated="4" table:style-name="ce1"/>
          <table:table-cell office:value-type="float" office:value="0.125315593" table:style-name="ce1">
            <text:p>0.125315593</text:p>
          </table:table-cell>
          <table:table-cell table:number-columns-repeated="16376"/>
        </table:table-row>
        <table:table-row table:style-name="ro1">
          <table:table-cell office:value-type="float" office:value="0.64846403600000002" table:style-name="ce1">
            <text:p>0.648464036</text:p>
          </table:table-cell>
          <table:table-cell table:style-name="ce1"/>
          <table:table-cell office:value-type="float" office:value="0.14228180200000001" table:style-name="ce1">
            <text:p>0.142281802</text:p>
          </table:table-cell>
          <table:table-cell table:number-columns-repeated="4" table:style-name="ce1"/>
          <table:table-cell office:value-type="float" office:value="0.75562388199999997" table:style-name="ce1">
            <text:p>0.755623882</text:p>
          </table:table-cell>
          <table:table-cell table:number-columns-repeated="16376"/>
        </table:table-row>
        <table:table-row table:style-name="ro1">
          <table:table-cell office:value-type="float" office:value="0.35807372300000001" table:style-name="ce1">
            <text:p>0.358073723</text:p>
          </table:table-cell>
          <table:table-cell table:style-name="ce1"/>
          <table:table-cell office:value-type="float" office:value="1.528314317" table:style-name="ce1">
            <text:p>1.528314317</text:p>
          </table:table-cell>
          <table:table-cell table:number-columns-repeated="4" table:style-name="ce1"/>
          <table:table-cell office:value-type="float" office:value="0.85563244299999996" table:style-name="ce1">
            <text:p>0.855632443</text:p>
          </table:table-cell>
          <table:table-cell table:number-columns-repeated="16376"/>
        </table:table-row>
        <table:table-row table:style-name="ro1">
          <table:table-cell office:value-type="float" office:value="0.20976212699999999" table:style-name="ce1">
            <text:p>0.209762127</text:p>
          </table:table-cell>
          <table:table-cell table:style-name="ce1"/>
          <table:table-cell office:value-type="float" office:value="0.295472921" table:style-name="ce1">
            <text:p>0.295472921</text:p>
          </table:table-cell>
          <table:table-cell table:number-columns-repeated="16381" table:style-name="ce1"/>
        </table:table-row>
        <table:table-row table:style-name="ro1">
          <table:table-cell office:value-type="float" office:value="0.39914862499999998" table:style-name="ce1">
            <text:p>0.399148625</text:p>
          </table:table-cell>
          <table:table-cell table:style-name="ce1"/>
          <table:table-cell office:value-type="float" office:value="3.5663278999999999E-2" table:style-name="ce1">
            <text:p>0.035663279</text:p>
          </table:table-cell>
          <table:table-cell table:number-columns-repeated="16381" table:style-name="ce1"/>
        </table:table-row>
        <table:table-row table:style-name="ro1">
          <table:table-cell office:value-type="float" office:value="0.14988725899999999" table:style-name="ce1">
            <text:p>0.149887259</text:p>
          </table:table-cell>
          <table:table-cell table:style-name="ce1"/>
          <table:table-cell office:value-type="float" office:value="0.207257934" table:style-name="ce1">
            <text:p>0.207257934</text:p>
          </table:table-cell>
          <table:table-cell table:number-columns-repeated="16381" table:style-name="ce1"/>
        </table:table-row>
        <table:table-row table:style-name="ro1">
          <table:table-cell office:value-type="float" office:value="8.2339092000000197E-2" table:style-name="ce1">
            <text:p>0.082339092</text:p>
          </table:table-cell>
          <table:table-cell table:style-name="ce1"/>
          <table:table-cell office:value-type="float" office:value="0.56165308700000005" table:style-name="ce1">
            <text:p>0.561653087</text:p>
          </table:table-cell>
          <table:table-cell table:number-columns-repeated="16381" table:style-name="ce1"/>
        </table:table-row>
        <table:table-row table:style-name="ro1">
          <table:table-cell office:value-type="float" office:value="1.0735793389999999" table:style-name="ce1">
            <text:p>1.073579339</text:p>
          </table:table-cell>
          <table:table-cell table:style-name="ce1"/>
          <table:table-cell office:value-type="float" office:value="0.136537784" table:style-name="ce1">
            <text:p>0.136537784</text:p>
          </table:table-cell>
          <table:table-cell table:number-columns-repeated="16381" table:style-name="ce1"/>
        </table:table-row>
        <table:table-row table:style-name="ro1">
          <table:table-cell office:value-type="float" office:value="6.7041580000000198E-2" table:style-name="ce1">
            <text:p>0.06704158</text:p>
          </table:table-cell>
          <table:table-cell table:style-name="ce1"/>
          <table:table-cell office:value-type="float" office:value="0.28642504299999999" table:style-name="ce1">
            <text:p>0.286425043</text:p>
          </table:table-cell>
          <table:table-cell table:number-columns-repeated="16381" table:style-name="ce1"/>
        </table:table-row>
        <table:table-row table:style-name="ro1">
          <table:table-cell office:value-type="float" office:value="0.175426427" table:style-name="ce1">
            <text:p>0.175426427</text:p>
          </table:table-cell>
          <table:table-cell table:style-name="ce1"/>
          <table:table-cell office:value-type="float" office:value="0.218876876" table:style-name="ce1">
            <text:p>0.218876876</text:p>
          </table:table-cell>
          <table:table-cell table:number-columns-repeated="16381" table:style-name="ce1"/>
        </table:table-row>
        <table:table-row table:style-name="ro1">
          <table:table-cell office:value-type="float" office:value="6.7548167000000006E-2" table:style-name="ce1">
            <text:p>0.067548167</text:p>
          </table:table-cell>
          <table:table-cell table:style-name="ce1"/>
          <table:table-cell office:value-type="float" office:value="1.2101171230000001" table:style-name="ce1">
            <text:p>1.210117123</text:p>
          </table:table-cell>
          <table:table-cell table:number-columns-repeated="16381" table:style-name="ce1"/>
        </table:table-row>
        <table:table-row table:style-name="ro1">
          <table:table-cell office:value-type="float" office:value="0.92369208000000003" table:style-name="ce1">
            <text:p>0.92369208</text:p>
          </table:table-cell>
          <table:table-cell table:style-name="ce1"/>
          <table:table-cell office:value-type="float" office:value="0.20357936400000001" table:style-name="ce1">
            <text:p>0.203579364</text:p>
          </table:table-cell>
          <table:table-cell table:number-columns-repeated="16381" table:style-name="ce1"/>
        </table:table-row>
        <table:table-row table:style-name="ro1">
          <table:table-cell office:value-type="float" office:value="8.2845679000000103E-2" table:style-name="ce1">
            <text:p>0.082845679</text:p>
          </table:table-cell>
          <table:table-cell table:style-name="ce1"/>
          <table:table-cell office:value-type="float" office:value="4.71967500000001E-2" table:style-name="ce1">
            <text:p>0.04719675</text:p>
          </table:table-cell>
          <table:table-cell table:number-columns-repeated="16381" table:style-name="ce1"/>
        </table:table-row>
        <table:table-row table:style-name="ro1">
          <table:table-cell office:value-type="float" office:value="0.36709122900000002" table:style-name="ce1">
            <text:p>0.367091229</text:p>
          </table:table-cell>
          <table:table-cell table:style-name="ce1"/>
          <table:table-cell office:value-type="float" office:value="1.6233993689999999" table:style-name="ce1">
            <text:p>1.623399369</text:p>
          </table:table-cell>
          <table:table-cell table:number-columns-repeated="16381" table:style-name="ce1"/>
        </table:table-row>
        <table:table-row table:style-name="ro1">
          <table:table-cell office:value-type="float" office:value="0.45438008000000002" table:style-name="ce1">
            <text:p>0.45438008</text:p>
          </table:table-cell>
          <table:table-cell table:style-name="ce1"/>
          <table:table-cell office:value-type="float" office:value="0.30700639200000002" table:style-name="ce1">
            <text:p>0.307006392</text:p>
          </table:table-cell>
          <table:table-cell table:number-columns-repeated="16381"/>
        </table:table-row>
        <table:table-row table:style-name="ro1">
          <table:table-cell office:value-type="float" office:value="0.44299095599999999" table:style-name="ce1">
            <text:p>0.442990956</text:p>
          </table:table-cell>
          <table:table-cell table:style-name="ce1"/>
          <table:table-cell office:value-type="float" office:value="1.3635897269999999" table:style-name="ce1">
            <text:p>1.363589727</text:p>
          </table:table-cell>
          <table:table-cell table:number-columns-repeated="16381"/>
        </table:table-row>
        <table:table-row table:style-name="ro1">
          <table:table-cell office:value-type="float" office:value="0.99124024700000002" table:style-name="ce1">
            <text:p>0.991240247</text:p>
          </table:table-cell>
          <table:table-cell table:style-name="ce1"/>
          <table:table-cell office:value-type="float" office:value="1.0124420970000001" table:style-name="ce1">
            <text:p>1.012442097</text:p>
          </table:table-cell>
          <table:table-cell table:number-columns-repeated="16381"/>
        </table:table-row>
        <table:table-row table:style-name="ro1">
          <table:table-cell office:value-type="float" office:value="1.5297512000000299E-2" table:style-name="ce1">
            <text:p>0.015297512</text:p>
          </table:table-cell>
          <table:table-cell table:style-name="ce1"/>
          <table:table-cell office:value-type="float" office:value="0.54992760500000004" table:style-name="ce1">
            <text:p>0.549927605</text:p>
          </table:table-cell>
          <table:table-cell table:number-columns-repeated="16381"/>
        </table:table-row>
        <table:table-row table:style-name="ro1">
          <table:table-cell office:value-type="float" office:value="1.006537759" table:style-name="ce1">
            <text:p>1.006537759</text:p>
          </table:table-cell>
          <table:table-cell table:style-name="ce1"/>
          <table:table-cell office:value-type="float" office:value="0.90432275799999995" table:style-name="ce1">
            <text:p>0.90432275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0.479207455" table:style-name="ce1">
            <text:p>0.479207455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0.62909471400000005" table:style-name="ce1">
            <text:p>0.629094714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0.56154654699999995" table:style-name="ce1">
            <text:p>0.561546547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1.552786794" table:style-name="ce1">
            <text:p>1.552786794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0.54624903499999999" table:style-name="ce1">
            <text:p>0.546249035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1.1206685139999999" table:style-name="ce1">
            <text:p>1.120668514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0.76627336099999999" table:style-name="ce1">
            <text:p>0.76627336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0.18938649799999999" table:style-name="ce1">
            <text:p>0.18938649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0.157329102" table:style-name="ce1">
            <text:p>0.15732910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0.244617953" table:style-name="ce1">
            <text:p>0.244617953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0.65275308300000001" table:style-name="ce1">
            <text:p>0.652753083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.2057395999999898E-2" table:style-name="ce1">
            <text:p>0.03205739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5.52314550000002E-2" table:style-name="ce1">
            <text:p>0.05523145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0.84213958099999997" table:style-name="ce1">
            <text:p>0.84213958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.191388664" table:style-name="ce1">
            <text:p>1.1913886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.041501405" table:style-name="ce1">
            <text:p>1.04150140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.109049572" table:style-name="ce1">
            <text:p>1.10904957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0.11780932500000001" table:style-name="ce1">
            <text:p>0.11780932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1.1243470840000001" table:style-name="ce1">
            <text:p>1.12434708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8.7288851000000098E-2" table:style-name="ce1">
            <text:p>0.08728885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0.81008218499999995" table:style-name="ce1">
            <text:p>0.81008218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0.89737103600000001" table:style-name="ce1">
            <text:p>0.897371036</text:p>
          </table:table-cell>
          <table:table-cell table:number-columns-repeated="16381"/>
        </table:table-row>
        <table:table-row table:number-rows-repeated="1048437" table:style-name="ro1">
          <table:table-cell table:number-columns-repeated="16384"/>
        </table:table-row>
      </table:table>
      <table:table table:name="smiles_strings_given_by_D3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mi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4</text:p>
          </table:table-cell>
          <table:table-cell office:value-type="string" table:style-name="ce1">
            <text:p>CS(=O)(=O)N1CCc2c(c(nn2CCCN3CCC(CC3)N4CCCC4=O)c5ccc(c(c5)SCCN6CCC(CC6)C(F)(F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9</text:p>
          </table:table-cell>
          <table:table-cell office:value-type="string" table:style-name="ce1">
            <text:p>CC1(CCCN(C1)CCSc2cc(ccc2C(F)(F)F)c3c4c(n(n3)CCCN5CCC(CC5)N6CCCC6=O)CCN(C4)S(=O)(=O)C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29</text:p>
          </table:table-cell>
          <table:table-cell office:value-type="string" table:style-name="ce1">
            <text:p>CCOC(=O)NC1CCN(CC1)CCCn2c3c(c(n2)c4ccc(c(c4)SCCN5CCCCC5)C(F)(F)F)CN(CC3)S(=O)(=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30</text:p>
          </table:table-cell>
          <table:table-cell office:value-type="string" table:style-name="ce1">
            <text:p>CC(=O)NC1CCN(CC1)CCCn2c3c(c(n2)c4ccc(c(c4)SCCN5CCCCC5)C(F)(F)F)CN(CC3)S(=O)(=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52</text:p>
          </table:table-cell>
          <table:table-cell office:value-type="string" table:style-name="ce1">
            <text:p>CS(=O)(=O)N1CCc2c(c(nn2CCCN3CCC(CC3)N4CCCC4=O)c5ccc(c(c5)SCCN6CCC(CC6)Cc7ccccc7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76</text:p>
          </table:table-cell>
          <table:table-cell office:value-type="string" table:style-name="ce1">
            <text:p>CC1(CCN(CC1)C[C@H](Cn2c3c(c(n2)c4ccc(c(c4)SCCN5CCC(CC5)F)C(F)(F)F)CN(CC3)S(=O)(=O)C)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79</text:p>
          </table:table-cell>
          <table:table-cell office:value-type="string" table:style-name="ce1">
            <text:p>CC1CCN(CC1)C[C@@H](Cn2c3c(c(n2)c4ccc(c(c4)SCCN5CCC(CC5)F)C(F)(F)F)CN(CC3)S(=O)(=O)C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84</text:p>
          </table:table-cell>
          <table:table-cell office:value-type="string" table:style-name="ce1">
            <text:p>CS(=O)(=O)N1CCc2c(c(nn2C[C@H](CN3CCC[C@H](C3)O)O)c4ccc(c(c4)SCCN5CCC(CC5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22</text:p>
          </table:table-cell>
          <table:table-cell office:value-type="string" table:style-name="ce1">
            <text:p>COc1ccccc1C2CCN(CC2)C[C@H](Cn3c4c(c(n3)c5ccc(c(c5)SCCN6CCC(CC6)F)C(F)(F)F)CN(CC4)S(=O)(=O)C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27</text:p>
          </table:table-cell>
          <table:table-cell office:value-type="string" table:style-name="ce1">
            <text:p>COC(=O)C(=O)N1CCc2c(c(nn2C[C@H](CN3CCCCC3)O)c4ccc(c(c4)SCCN5CCC(CC5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30</text:p>
          </table:table-cell>
          <table:table-cell office:value-type="string" table:style-name="ce1">
            <text:p>CC(C)(C)NC(=O)N1CCc2c(c(nn2C[C@H](CN3CCCCC3)O)c4ccc(c(c4)SCCN5CCC(CC5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31</text:p>
          </table:table-cell>
          <table:table-cell office:value-type="string" table:style-name="ce1">
            <text:p>c1cc(c(cc1c2c3c(n(n2)C[C@H](CN4CCCCC4)O)CCN(C3)C(=O)NC5CCCCC5)SCCN6CCC(CC6)F)C(F)(F)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32</text:p>
          </table:table-cell>
          <table:table-cell office:value-type="string" table:style-name="ce1">
            <text:p>c1cc(sc1)NC(=O)N2CCc3c(c(nn3C[C@H](CN4CCCCC4)O)c5ccc(c(c5)SCCN6CCC(CC6)F)C(F)(F)F)C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39</text:p>
          </table:table-cell>
          <table:table-cell office:value-type="string" table:style-name="ce1">
            <text:p>CS(=O)(=O)N1CCc2c(c(nn2C[C@H](CN3CCC(CC3)F)O)c4ccc(c(c4)SCCN5CCC(CC5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41</text:p>
          </table:table-cell>
          <table:table-cell office:value-type="string" table:style-name="ce1">
            <text:p>c1cc(c(cc1c2c3c(n(n2)C[C@H](CN4CCCCC4)O)CCN(C3)C(=O)C5CCC5)SCCN6CCC(CC6)F)C(F)(F)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42</text:p>
          </table:table-cell>
          <table:table-cell office:value-type="string" table:style-name="ce1">
            <text:p>CNC(=O)N1CCc2c(c(nn2C[C@H](CN3CCCCC3)O)c4ccc(c(c4)SCCN5CCC(CC5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44</text:p>
          </table:table-cell>
          <table:table-cell office:value-type="string" table:style-name="ce1">
            <text:p>C[C@@H](C(=O)N1CCc2c(c(nn2C[C@H](CN3CCCCC3)O)c4ccc(c(c4)SCCN5CCC(CC5)F)C(F)(F)F)C1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53</text:p>
          </table:table-cell>
          <table:table-cell office:value-type="string" table:style-name="ce1">
            <text:p>CC1(CCN(CC1)C[C@@H](Cn2c3c(c(n2)c4ccc(c(c4)SCCN5CCCC(C5)(F)F)C(F)(F)F)CN(CC3)S(=O)(=O)C)O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55</text:p>
          </table:table-cell>
          <table:table-cell office:value-type="string" table:style-name="ce1">
            <text:p>CC(=O)NC1CCN(CC1)C[C@@H](Cn2c3c(c(n2)c4ccc(c(c4)SCCN5CCCC(C5)(F)F)C(F)(F)F)CN(CC3)S(=O)(=O)C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57</text:p>
          </table:table-cell>
          <table:table-cell office:value-type="string" table:style-name="ce1">
            <text:p>CC1(CCN(CC1)C[C@@H](Cn2c3c(c(n2)c4ccc(c(c4)SCCN5CCCC(C5)(F)F)C(F)(F)F)CN(CC3)S(=O)(=O)C)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60</text:p>
          </table:table-cell>
          <table:table-cell office:value-type="string" table:style-name="ce1">
            <text:p>CC(C)(C)C1CCN(CC1)C[C@@H](Cn2c3c(c(n2)c4ccc(c(c4)SCCN5CCCC(C5)(F)F)C(F)(F)F)CN(CC3)S(=O)(=O)C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62</text:p>
          </table:table-cell>
          <table:table-cell office:value-type="string" table:style-name="ce1">
            <text:p>c1cc(c(cc1c2c3c(n(n2)C[C@H](CN4CCCCC4)O)CCN(C3)C(=O)N5CCOCC5)SCCN6CCC(CC6)F)C(F)(F)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65</text:p>
          </table:table-cell>
          <table:table-cell office:value-type="string" table:style-name="ce1">
            <text:p>CC(C)N(C(C)C)C(=O)N1CCc2c(c(nn2C[C@H](CN3CCCCC3)O)c4ccc(c(c4)SCCN5CCC(CC5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67</text:p>
          </table:table-cell>
          <table:table-cell office:value-type="string" table:style-name="ce1">
            <text:p>CS(=O)(=O)N1CCc2c(c(nn2C[C@H](CN3CCCCC3)O)c4ccc(c(c4)SCCN5CCC(CC5)(F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72</text:p>
          </table:table-cell>
          <table:table-cell office:value-type="string" table:style-name="ce1">
            <text:p>CC1(CCN(CC1)C[C@@H](Cn2c3c(c(n2)c4ccc(c(c4)SCCN5CCC(CC5)(F)F)C(F)(F)F)CN(CC3)S(=O)(=O)C)O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74</text:p>
          </table:table-cell>
          <table:table-cell office:value-type="string" table:style-name="ce1">
            <text:p>CS(=O)(=O)N1CCc2c(c(nn2C[C@H](CN3CCC(CC3)C(=O)N)O)c4ccc(c(c4)SCCN5CCC(CC5)(F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76</text:p>
          </table:table-cell>
          <table:table-cell office:value-type="string" table:style-name="ce1">
            <text:p>CC(C)(C1CCN(CC1)C[C@@H](Cn2c3c(c(n2)c4ccc(c(c4)SCCN5CCC(CC5)(F)F)C(F)(F)F)CN(CC3)S(=O)(=O)C)O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77</text:p>
          </table:table-cell>
          <table:table-cell office:value-type="string" table:style-name="ce1">
            <text:p>CC1(CCN(CC1)C[C@@H](Cn2c3c(c(n2)c4ccc(c(c4)SCCN5CCC(CC5)(F)F)C(F)(F)F)CN(CC3)S(=O)(=O)C)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78</text:p>
          </table:table-cell>
          <table:table-cell office:value-type="string" table:style-name="ce1">
            <text:p>CS(=O)(=O)N1CCc2c(c(nn2C[C@H](CN3CCC(CC3)NC(=O)CO)O)c4ccc(c(c4)SCCN5CCC(CC5)(F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80</text:p>
          </table:table-cell>
          <table:table-cell office:value-type="string" table:style-name="ce1">
            <text:p>CC(C)(C)C1CCN(CC1)C[C@@H](Cn2c3c(c(n2)c4ccc(c(c4)SCCN5CCC(CC5)(F)F)C(F)(F)F)CN(CC3)S(=O)(=O)C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81</text:p>
          </table:table-cell>
          <table:table-cell office:value-type="string" table:style-name="ce1">
            <text:p>CS(=O)(=O)N1CCc2c(c(nn2C[C@H](CN3CCC(CC3)C4CCCCC4)O)c5ccc(c(c5)SCCN6CCC(CC6)(F)F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84</text:p>
          </table:table-cell>
          <table:table-cell office:value-type="string" table:style-name="ce1">
            <text:p>CC1CCN(CC1)CCSc2cc(ccc2C(F)(F)F)c3c4c(n(n3)C[C@H](CN5CCC(CC5)(C)C)O)CCN(C4)S(=O)(=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85</text:p>
          </table:table-cell>
          <table:table-cell office:value-type="string" table:style-name="ce1">
            <text:p>CC1CCN(CC1)CCSc2cc(ccc2C(F)(F)F)c3c4c(n(n3)C[C@H](CN5CCC(CC5)C(C)(C)C)O)CCN(C4)S(=O)(=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86</text:p>
          </table:table-cell>
          <table:table-cell office:value-type="string" table:style-name="ce1">
            <text:p>CC1CCN(CC1)CCSc2cc(ccc2C(F)(F)F)c3c4c(n(n3)C[C@H](CN5CCC(CC5)(C)O)O)CCN(C4)S(=O)(=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91</text:p>
          </table:table-cell>
          <table:table-cell office:value-type="string" table:style-name="ce1">
            <text:p>CC1CCN(CC1)CCSc2cc(ccc2C(F)(F)F)c3c4c(n(n3)C[C@H](CN5CCC(CC5)NC(=O)[C@H](C)O)O)CCN(C4)S(=O)(=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195</text:p>
          </table:table-cell>
          <table:table-cell office:value-type="string" table:style-name="ce1">
            <text:p>CC1CCN(CC1)CCSc2cc(ccc2C(F)(F)F)c3c4c(n(n3)C[C@H](CN5CCC(CC5)C(=O)N)O)CCN(C4)S(=O)(=O)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252</text:p>
          </table:table-cell>
          <table:table-cell office:value-type="string" table:style-name="ce1">
            <text:p>CC1(CCN(CC1)CCSc2cc(ccc2C(F)(F)F)c3c4c(n(n3)C[C@H](CN5CCCCC5)O)CCN(C4)S(=O)(=O)C)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253</text:p>
          </table:table-cell>
          <table:table-cell office:value-type="string" table:style-name="ce1">
            <text:p>CS(=O)(=O)N1CCc2c(c(nn2C[C@H](CN3CCCCC3)O)c4ccc(c(c4)SCCN5CCC(CC5)C(=O)N)C(F)(F)F)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_255</text:p>
          </table:table-cell>
          <table:table-cell office:value-type="string" table:style-name="ce1">
            <text:p>CC(C)(C1CCN(CC1)CCSc2cc(ccc2C(F)(F)F)c3c4c(n(n3)C[C@H](CN5CCCCC5)O)CCN(C4)S(=O)(=O)C)O</text:p>
          </table:table-cell>
          <table:table-cell table:number-columns-repeated="16382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Zou</dc:creator>
    <meta:creation-date>2015-06-05T18:17:20Z</meta:creation-date>
    <dc:date>2019-08-12T18:27:53Z</dc:date>
  </office:meta>
</office:document-meta>
</file>